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Heading_20_2"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Código">
      <style:text-properties fo:color="#3f7f7f" style:font-name="Monospace1" fo:font-size="10pt" style:font-name-asian="Monospace1" style:font-size-asian="10pt" style:font-name-complex="Monospace1" style:font-size-complex="10pt"/>
    </style:style>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5">
      <style:paragraph-properties fo:margin-left="1.251cm" fo:margin-right="0cm" fo:text-indent="0cm" style:auto-text-indent="false"/>
    </style:style>
    <style:style style:name="P18" style:family="paragraph" style:parent-style-name="Text_20_body" style:list-style-name="L5">
      <style:paragraph-properties fo:margin-left="0cm" fo:margin-right="0cm" fo:text-indent="0cm" style:auto-text-indent="false"/>
    </style:style>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Código">
      <style:text-properties fo:color="#000000" style:font-name="Monospace1" fo:font-size="10pt" style:font-name-asian="Monospace1" style:font-size-asian="10pt" style:font-name-complex="Monospace1" style:font-size-complex="10pt"/>
    </style:style>
    <style:style style:name="P26" style:family="paragraph" style:parent-style-name="Código">
      <style:text-properties fo:color="#000000"/>
    </style:style>
    <style:style style:name="P27" style:family="paragraph" style:parent-style-name="Código">
      <style:text-properties fo:color="#008080"/>
    </style:style>
    <style:style style:name="P28" style:family="paragraph" style:parent-style-name="Código"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Heading_20_3" style:list-style-name="L1"/>
    <style:style style:name="P32" style:family="paragraph" style:parent-style-name="Text_20_body" style:list-style-name="L15"/>
    <style:style style:name="P33" style:family="paragraph" style:parent-style-name="Text_20_body" style:list-style-name="L15">
      <style:text-properties fo:font-style="normal" style:font-style-asian="normal" style:font-style-complex="normal"/>
    </style:style>
    <style:style style:name="P34" style:family="paragraph" style:parent-style-name="Código">
      <style:text-properties fo:color="#0000e1" style:font-name="Monospace1" fo:font-size="10pt" style:font-name-asian="Monospace1" style:font-size-asian="10pt" style:font-name-complex="Monospace1" style:font-size-complex="10pt"/>
    </style:style>
    <style:style style:name="P35" style:family="paragraph" style:parent-style-name="Text_20_body">
      <style:paragraph-properties fo:text-align="start" style:justify-single-word="false"/>
    </style:style>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Código">
      <style:text-properties style:font-name="Monospace1" fo:font-size="10pt" style:font-name-asian="Monospace1" style:font-size-asian="10pt" style:font-name-complex="Monospace1" style:font-size-complex="10pt"/>
    </style:style>
    <style:style style:name="P42" style:family="paragraph" style:parent-style-name="Text_20_body" style:list-style-name="L21"/>
    <style:style style:name="P43" style:family="paragraph" style:parent-style-name="Text_20_body" style:list-style-name="L22"/>
    <style:style style:name="P44"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text-properties fo:font-style="italic" style:font-style-asian="italic" style:font-style-complex="italic"/>
    </style:style>
    <style:style style:name="P52" style:family="paragraph" style:parent-style-name="Text_20_body" style:list-style-name="L29"/>
    <style:style style:name="P53" style:family="paragraph" style:parent-style-name="Text_20_body" style:list-style-name="L30"/>
    <style:style style:name="P54"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55" style:family="paragraph" style:parent-style-name="Código">
      <style:text-properties fo:color="#3f5fbf"/>
    </style:style>
    <style:style style:name="P56" style:family="paragraph" style:parent-style-name="Código">
      <style:text-properties fo:color="#008080" style:font-name="Monospace1" fo:font-size="10pt" style:font-name-asian="Monospace1" style:font-size-asian="10pt" style:font-name-complex="Monospace1" style:font-size-complex="10pt"/>
    </style:style>
    <style:style style:name="P57" style:family="paragraph" style:parent-style-name="Text_20_body" style:list-style-name="L31"/>
    <style:style style:name="P58" style:family="paragraph" style:parent-style-name="Text_20_body" style:list-style-name="L32"/>
    <style:style style:name="P59" style:family="paragraph" style:parent-style-name="Text_20_body" style:list-style-name="L33"/>
    <style:style style:name="P60" style:family="paragraph" style:parent-style-name="Text_20_body" style:list-style-name="L34"/>
    <style:style style:name="P61" style:family="paragraph" style:parent-style-name="Text_20_body" style:list-style-name="L35"/>
    <style:style style:name="P62" style:family="paragraph" style:parent-style-name="Text_20_body" style:list-style-name="L36"/>
    <style:style style:name="P63" style:family="paragraph" style:parent-style-name="Text_20_body" style:list-style-name="L37"/>
    <style:style style:name="P64" style:family="paragraph" style:parent-style-name="Text_20_body" style:list-style-name="L38"/>
    <style:style style:name="P65" style:family="paragraph" style:parent-style-name="Text_20_body" style:list-style-name="L39"/>
    <style:style style:name="P66" style:family="paragraph" style:parent-style-name="Text_20_body" style:list-style-name="L40"/>
    <style:style style:name="P67" style:family="paragraph" style:parent-style-name="Text_20_body" style:list-style-name="L41"/>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4"/>
    <style:style style:name="P71" style:family="paragraph" style:parent-style-name="Text_20_body" style:list-style-name="L45"/>
    <style:style style:name="P72" style:family="paragraph" style:parent-style-name="Código">
      <style:text-properties fo:color="#2a00ff"/>
    </style:style>
    <style:style style:name="P73" style:family="paragraph" style:parent-style-name="Text_20_body" style:list-style-name="L46"/>
    <style:style style:name="P74" style:family="paragraph" style:parent-style-name="Text_20_body" style:list-style-name="L47"/>
    <style:style style:name="P75" style:family="paragraph" style:parent-style-name="Text_20_body" style:list-style-name="L48"/>
    <style:style style:name="P76"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77" style:family="paragraph" style:parent-style-name="Código">
      <style:text-properties style:text-underline-style="solid" style:text-underline-width="auto" style:text-underline-color="font-color"/>
    </style:style>
    <style:style style:name="P78" style:family="paragraph" style:parent-style-name="Text_20_body" style:list-style-name="L49"/>
    <style:style style:name="P79" style:family="paragraph" style:parent-style-name="Text_20_body" style:list-style-name="L50"/>
    <style:style style:name="P80" style:family="paragraph" style:parent-style-name="Text_20_body" style:list-style-name="L51"/>
    <style:style style:name="P81" style:family="paragraph" style:parent-style-name="Text_20_body" style:list-style-name="L52"/>
    <style:style style:name="P82" style:family="paragraph" style:parent-style-name="Text_20_body" style:list-style-name="L53"/>
    <style:style style:name="P83" style:family="paragraph" style:parent-style-name="Text_20_body" style:list-style-name="L54"/>
    <style:style style:name="P84" style:family="paragraph" style:parent-style-name="Text_20_body" style:list-style-name="L55"/>
    <style:style style:name="P85" style:family="paragraph" style:parent-style-name="Text_20_body" style:list-style-name="L56"/>
    <style:style style:name="P86" style:family="paragraph" style:parent-style-name="Text_20_body" style:list-style-name="L57"/>
    <style:style style:name="P87" style:family="paragraph" style:parent-style-name="Código">
      <style:paragraph-properties fo:text-align="start" style:justify-single-word="false"/>
    </style:style>
    <style:style style:name="P88" style:family="paragraph" style:parent-style-name="Text_20_body" style:list-style-name="L58"/>
    <style:style style:name="P89" style:family="paragraph" style:parent-style-name="Text_20_body" style:list-style-name="L58">
      <style:paragraph-properties fo:text-align="start" style:justify-single-word="false"/>
    </style:style>
    <style:style style:name="P90" style:family="paragraph" style:parent-style-name="Heading_20_3" style:list-style-name="L59">
      <style:paragraph-properties fo:margin-left="0cm" fo:margin-right="0cm" fo:text-indent="0cm" style:auto-text-indent="false"/>
    </style:style>
    <style:style style:name="P91" style:family="paragraph" style:parent-style-name="Text_20_body">
      <style:paragraph-properties fo:margin-left="0cm" fo:margin-right="0cm" fo:text-indent="0cm" style:auto-text-indent="false"/>
    </style:style>
    <style:style style:name="P92" style:family="paragraph" style:parent-style-name="Text_20_body" style:list-style-name="L60"/>
    <style:style style:name="P93" style:family="paragraph" style:parent-style-name="Text_20_body" style:list-style-name="L61"/>
    <style:style style:name="P94" style:family="paragraph" style:parent-style-name="Heading_20_1" style:list-style-name="L62">
      <style:paragraph-properties fo:break-before="page"/>
    </style:style>
    <style:style style:name="P95" style:family="paragraph" style:parent-style-name="Heading_20_2" style:list-style-name="L62"/>
    <style:style style:name="P96" style:family="paragraph" style:parent-style-name="Text_20_body" style:list-style-name="L63"/>
    <style:style style:name="P97" style:family="paragraph" style:parent-style-name="Text_20_body" style:list-style-name="L64"/>
    <style:style style:name="P98" style:family="paragraph" style:parent-style-name="Text_20_body" style:list-style-name="L65"/>
    <style:style style:name="P99" style:family="paragraph" style:parent-style-name="Text_20_body" style:list-style-name="L66"/>
    <style:style style:name="P100" style:family="paragraph" style:parent-style-name="Text_20_body" style:list-style-name="L67"/>
    <style:style style:name="P101" style:family="paragraph" style:parent-style-name="Text_20_body" style:list-style-name="L68"/>
    <style:style style:name="P102" style:family="paragraph" style:parent-style-name="Text_20_body" style:list-style-name="L69"/>
    <style:style style:name="P103" style:family="paragraph" style:parent-style-name="Text_20_body" style:list-style-name="L70"/>
    <style:style style:name="P104" style:family="paragraph" style:parent-style-name="Text_20_body" style:list-style-name="L71"/>
    <style:style style:name="P105" style:family="paragraph" style:parent-style-name="Text_20_body" style:list-style-name="L72"/>
    <style:style style:name="P106" style:family="paragraph" style:parent-style-name="Text_20_body" style:list-style-name="L73">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1" fo:font-size="10pt" style:font-name-asian="Monospace1" style:font-size-asian="10pt" style:font-name-complex="Monospace1" style:font-size-complex="10pt"/>
    </style:style>
    <style:style style:name="T19" style:family="text">
      <style:text-properties fo:color="#3f7f7f" style:font-name="Monospace1" fo:font-size="10pt" style:font-name-asian="Monospace1" style:font-size-asian="10pt" style:font-name-complex="Monospace1"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1" fo:font-size="10pt" style:font-name-asian="Monospace1" style:font-size-asian="10pt" style:font-name-complex="Monospace1" style:font-size-complex="10pt"/>
    </style:style>
    <style:style style:name="T23" style:family="text">
      <style:text-properties fo:color="#7f007f" style:font-name="Monospace1" fo:font-size="10pt" style:font-name-asian="Monospace1" style:font-size-asian="10pt" style:font-name-complex="Monospace1" style:font-size-complex="10pt"/>
    </style:style>
    <style:style style:name="T24" style:family="text">
      <style:text-properties fo:color="#2a00ff" style:font-name="Monospace1" fo:font-size="10pt" style:font-name-asian="Monospace1" style:font-size-asian="10pt" style:font-name-complex="Monospace1" style:font-size-complex="10pt"/>
    </style:style>
    <style:style style:name="T25" style:family="text">
      <style:text-properties fo:color="#7f007f"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2a00ff" fo:font-weight="bold" style:font-weight-asian="bold" style:font-weight-complex="bold"/>
    </style:style>
    <style:style style:name="T28" style:family="text">
      <style:text-properties fo:color="#008080" style:font-name="Monospace" fo:font-size="10pt" style:font-name-asian="Monospace" style:font-size-asian="10pt" style:font-name-complex="Monospace" style:font-size-complex="10pt"/>
    </style:style>
    <style:style style:name="T29" style:family="text">
      <style:text-properties fo:color="#3f7f7f" style:font-name="Monospace" fo:font-size="10pt" style:font-name-asian="Monospace" style:font-size-asian="10pt" style:font-name-complex="Monospace" style:font-size-complex="10pt"/>
    </style:style>
    <style:style style:name="T30" style:family="text">
      <style:text-properties fo:color="#ff0000"/>
    </style:style>
    <style:style style:name="T31" style:family="text" style:parent-style-name="Resaltado">
      <style:text-properties fo:color="#0000ff"/>
    </style:style>
    <style:style style:name="T32" style:family="text">
      <style:text-properties fo:color="#bf5f3f"/>
    </style:style>
    <style:style style:name="T33" style:family="text">
      <style:text-properties style:font-name="Monospace1" fo:font-size="10pt" style:font-name-asian="Monospace1" style:font-size-asian="10pt" style:font-name-complex="Monospace1" style:font-size-complex="10pt"/>
    </style:style>
    <style:style style:name="T34" style:family="text" style:parent-style-name="Código">
      <style:text-properties style:text-underline-style="none"/>
    </style:style>
    <style:style style:name="T35"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6">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7">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2">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2</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Contents</text:p>
          </text:index-title>
          <text:p text:style-name="P5">0 Preface<text:tab/>6</text:p>
          <text:p text:style-name="P5">1 Overview<text:tab/>7</text:p>
          <text:p text:style-name="P6">1.1 Presentation<text:tab/>7</text:p>
          <text:p text:style-name="P6">1.2 Business component<text:tab/>7</text:p>
          <text:p text:style-name="P6">1.3 Controllers<text:tab/>7</text:p>
          <text:p text:style-name="P6">1.4 Application<text:tab/>8</text:p>
          <text:p text:style-name="P6">1.5 Project structure<text:tab/>8</text:p>
          <text:p text:style-name="P6">1.6 Conclusion<text:tab/>9</text:p>
          <text:p text:style-name="P5">2 My first OpenXava project<text:tab/>10</text:p>
          <text:p text:style-name="P6">2.1 Create a new project<text:tab/>10</text:p>
          <text:p text:style-name="P6">2.2 Configure database<text:tab/>10</text:p>
          <text:p text:style-name="P6">2.3 Your first component <text:tab/>11</text:p>
          <text:p text:style-name="P6">2.4 The application<text:tab/>12</text:p>
          <text:p text:style-name="P6">2.5 The table<text:tab/>13</text:p>
          <text:p text:style-name="P6">2.6 Executing your application<text:tab/>13</text:p>
          <text:p text:style-name="P6">2.7 Automating the tests<text:tab/>14</text:p>
          <text:p text:style-name="P6">2.8 The labels<text:tab/>16</text:p>
          <text:p text:style-name="P6">2.9 Conclusion<text:tab/>17</text:p>
          <text:p text:style-name="P5">3 Model<text:tab/>18</text:p>
          <text:p text:style-name="P6">3.1 Java implementation<text:tab/>18</text:p>
          <text:p text:style-name="P6">3.2 Business Component<text:tab/>18</text:p>
          <text:p text:style-name="P6">3.3 Entity and aggregates<text:tab/>19</text:p>
          <text:p text:style-name="P6">3.4 Entity<text:tab/>19</text:p>
          <text:p text:style-name="P6">3.5 Bean (1)<text:tab/>21</text:p>
          <text:p text:style-name="P6">3.6 EJB (2)<text:tab/>23</text:p>
          <text:p text:style-name="P6">3.7 Implements (3)<text:tab/>25</text:p>
          <text:p text:style-name="P6">3.8 Property (4)<text:tab/>27</text:p>
          <text:p text:style-name="P7">3.8.1 Stereotype<text:tab/>28</text:p>
          <text:p text:style-name="P7">3.8.2 IMAGES_GALLERY stereotype (new in v2.0)<text:tab/>29</text:p>
          <text:p text:style-name="P7">3.8.3 Valid values<text:tab/>30</text:p>
          <text:p text:style-name="P7">3.8.4 Calculator<text:tab/>31</text:p>
          <text:p text:style-name="P7">3.8.5 Default value calculator<text:tab/>36</text:p>
          <text:p text:style-name="P7">3.8.6 Validator<text:tab/>37</text:p>
          <text:p text:style-name="P7">3.8.7 Default validator (new in v2.0.3)<text:tab/>39</text:p>
          <text:p text:style-name="P6">3.9 Reference (5)<text:tab/>40</text:p>
          <text:p text:style-name="P7">3.9.1 Default value calculator in references<text:tab/>41</text:p>
          <text:p text:style-name="P6">3.10 Collection (6)<text:tab/>42</text:p>
          <text:p text:style-name="P6">3.11 Method (7)<text:tab/>47</text:p>
          <text:p text:style-name="P6">3.12 Finder (8)<text:tab/>50</text:p>
          <text:p text:style-name="P6">3.13 Postcreate calculator <text:s/>(9)<text:tab/>52</text:p>
          <text:p text:style-name="P6">3.14 Postmodify calculator (11)<text:tab/>53</text:p>
          <text:p text:style-name="P6">3.15 Postload and preremove calculator (10, 12)<text:tab/>54</text:p>
          <text:p text:style-name="P6">3.16 Validator (13)<text:tab/>54</text:p>
          <text:p text:style-name="P6">3.17 Remove validator (14)<text:tab/>57</text:p>
          <text:p text:style-name="P6">3.18 Aggregate<text:tab/>58</text:p>
          <text:p text:style-name="P7">3.18.1 Reference to aggregate<text:tab/>59</text:p>
          <text:p text:style-name="P7">3.18.2 Collection of aggregates<text:tab/>59</text:p>
          <text:p text:style-name="P5">4 View<text:tab/>62</text:p>
          <text:p text:style-name="P6">4.1 Layout<text:tab/>63</text:p>
          <text:p text:style-name="P7">4.1.1 Groups<text:tab/>64</text:p>
          <text:p text:style-name="P7">4.1.2 Sections<text:tab/>67</text:p>
          <text:p text:style-name="P7">4.1.3 Layout philosophy<text:tab/>69</text:p>
          <text:p text:style-name="P6">4.2 Property view<text:tab/>69</text:p>
          <text:p text:style-name="P7">4.2.1 Label format<text:tab/>70</text:p>
          <text:p text:style-name="P7">4.2.2 Value change event<text:tab/>70</text:p>
          <text:p text:style-name="P7">4.2.3 Actions of property<text:tab/>71</text:p>
          <text:p text:style-name="P7">4.2.4 Choosing an editor (new in v2.1.3)<text:tab/>73</text:p>
          <text:p text:style-name="P6">4.3 Reference view<text:tab/>73</text:p>
          <text:p text:style-name="P7">4.3.1 Choose view<text:tab/>75</text:p>
          <text:p text:style-name="P7">4.3.2 Customizing frame<text:tab/>76</text:p>
          <text:p text:style-name="P7">4.3.3 Custom search action<text:tab/>76</text:p>
          <text:p text:style-name="P7">4.3.4 Custom creation action<text:tab/>77</text:p>
          <text:p text:style-name="P7">4.3.5 Custom modification action (new in v2.0.4)<text:tab/>78</text:p>
          <text:p text:style-name="P7">4.3.6 Descriptions list (combos)<text:tab/>78</text:p>
          <text:p text:style-name="P6">4.4 Collection view<text:tab/>81</text:p>
          <text:p text:style-name="P7">4.4.1 Custom edit/view action<text:tab/>84</text:p>
          <text:p text:style-name="P7">4.4.2 Custom list actions<text:tab/>85</text:p>
          <text:p text:style-name="P7">4.4.3 Default list actions (new in v2.1.4)<text:tab/>86</text:p>
          <text:p text:style-name="P7">4.4.4 Custom detail actions<text:tab/>87</text:p>
          <text:p text:style-name="P7">4.4.5 Refining collection view default behavior (new in v2.0.2)<text:tab/>89</text:p>
          <text:p text:style-name="P6">4.5 View property<text:tab/>90</text:p>
          <text:p text:style-name="P6">4.6 View actions (new in v2.0.3)<text:tab/>90</text:p>
          <text:p text:style-name="P6">4.7 Editors configuration<text:tab/>91</text:p>
          <text:p text:style-name="P6">4.8 Multiple values editors <text:tab/>94</text:p>
          <text:p text:style-name="P6">4.9 Custom editors and stereotypes for displaying combos<text:tab/>96</text:p>
          <text:p text:style-name="P6">4.10 Transient component: Only for creating views (new in v2.1.3)<text:tab/>98</text:p>
          <text:p text:style-name="P5">5 Tabular data<text:tab/>100</text:p>
          <text:p text:style-name="P6">5.1 Initial properties and emphasize rows<text:tab/>101</text:p>
          <text:p text:style-name="P6">5.2 Filters and base condition<text:tab/>102</text:p>
          <text:p text:style-name="P6">5.3 Pure SQL select<text:tab/>105</text:p>
          <text:p text:style-name="P6">5.4 Default order<text:tab/>105</text:p>
          <text:p text:style-name="P5">6 Object/relational mapping<text:tab/>106</text:p>
          <text:p text:style-name="P6">6.1 Entity mapping<text:tab/>106</text:p>
          <text:p text:style-name="P6">6.2 Property mapping<text:tab/>107</text:p>
          <text:p text:style-name="P6">6.3 Reference mapping<text:tab/>109</text:p>
          <text:p text:style-name="P6">6.4 Multiple property mapping<text:tab/>111</text:p>
          <text:p text:style-name="P6">6.5 Reference to aggregate mapping<text:tab/>113</text:p>
          <text:p text:style-name="P6">6.6 Aggregate used in collection mapping<text:tab/>114</text:p>
          <text:p text:style-name="P6">6.7 Converters by default<text:tab/>116</text:p>
          <text:p text:style-name="P6">6.8 Default mapping (new in v2.1.3)<text:tab/>118</text:p>
          <text:p text:style-name="P6">6.9 Object/relational philosophy<text:tab/>118</text:p>
          <text:p text:style-name="P5">7 Controllers<text:tab/>120</text:p>
          <text:p text:style-name="P6">7.1 Environment variables <text:tab/>120</text:p>
          <text:p text:style-name="P6">7.2 Session objects<text:tab/>121</text:p>
          <text:p text:style-name="P6">7.3 The controller and its actions<text:tab/>121</text:p>
          <text:p text:style-name="P6">7.4 Controllers inheritance<text:tab/>125</text:p>
          <text:p text:style-name="P6">7.5 List mode actions<text:tab/>126</text:p>
          <text:p text:style-name="P6">7.6 Overwriting default search<text:tab/>128</text:p>
          <text:p text:style-name="P6">7.7 Initialize a module with an action<text:tab/>130</text:p>
          <text:p text:style-name="P6">7.8 Calling another module<text:tab/>132</text:p>
          <text:p text:style-name="P6">7.9 Changing the module of current view<text:tab/>134</text:p>
          <text:p text:style-name="P6">7.10 Go to a JSP page<text:tab/>135</text:p>
          <text:p text:style-name="P6">7.11 Generating a custom report with JasperReports<text:tab/>136</text:p>
          <text:p text:style-name="P6">7.12 Uploading and processing a file from client (multipart form)<text:tab/>138</text:p>
          <text:p text:style-name="P6">7.13 Override the default controllers (new in v2.0.3)<text:tab/>140</text:p>
          <text:p text:style-name="P6">7.14 All action types<text:tab/>141</text:p>
          <text:p text:style-name="P5">8 Application<text:tab/>143</text:p>
          <text:p text:style-name="P6">8.1 Typical module example<text:tab/>144</text:p>
          <text:p text:style-name="P6">8.2 Only detail module<text:tab/>145</text:p>
          <text:p text:style-name="P6">8.3 Only list module<text:tab/>145</text:p>
          <text:p text:style-name="P6">8.4 Documentation module<text:tab/>145</text:p>
          <text:p text:style-name="P6">8.5 Read only module<text:tab/>146</text:p>
          <text:p text:style-name="P5">9 Aspects<text:tab/>147</text:p>
          <text:p text:style-name="P6">9.1 Introduction to AOP<text:tab/>147</text:p>
          <text:p text:style-name="P6">9.2 Aspects definition<text:tab/>147</text:p>
          <text:p text:style-name="P6">9.3 AccessTracking: A practical application of aspects<text:tab/>149</text:p>
          <text:p text:style-name="P7">9.3.1 The aspect definition<text:tab/>149</text:p>
          <text:p text:style-name="P7">9.3.2 Setup AccessTracking<text:tab/>150</text:p>
          <text:p text:style-name="P5">10 Miscellaneous<text:tab/>152</text:p>
          <text:p text:style-name="P6">10.1 Many-to-many relationships<text:tab/>152</text:p>
          <text:p text:style-name="P6">10.2 Programming with Hibernate<text:tab/>154</text:p>
          <text:p text:style-name="P6">10.3 Programming with EJB3 JPA<text:tab/>154</text:p>
          <text:p text:style-name="P7">10.3.1 Changing the default schema in runtime (new in v2.1.2)<text:tab/>155</text:p>
          <text:p text:style-name="P6">10.4 Custom JSP view and OpenXava taglibs<text:tab/>156</text:p>
          <text:p text:style-name="P7">10.4.1 Example<text:tab/>156</text:p>
          <text:p text:style-name="P7">10.4.2 xava:editor<text:tab/>157</text:p>
          <text:p text:style-name="P7">10.4.3 xava:action, xava:link, xava:image, xava:button<text:tab/>157</text:p>
          <text:p text:style-name="P7">10.4.4 xava:message (new in v2.0.3)<text:tab/>158</text:p>
          <text:p text:style-name="P7">10.4.5 xava:descriptionsList (new in v2.0.3)<text:tab/>158</text:p>
          <text:p text:style-name="P5">A . Change history<text:tab/>160</text:p>
          <text:p text:style-name="P6">A.1 New in 2.2<text:tab/>160</text:p>
          <text:p text:style-name="P6">A.2 New in 2.1.5<text:tab/>160</text:p>
          <text:p text:style-name="P6">A.3 New in 2.1.4<text:tab/>160</text:p>
          <text:p text:style-name="P6">A.4 New in 2.1.3<text:tab/>160</text:p>
          <text:p text:style-name="P6">A.5 New in 2.1.2<text:tab/>160</text:p>
          <text:p text:style-name="P6">A.6 New in 2.1.1<text:tab/>160</text:p>
          <text:p text:style-name="P6">A.7 New in 2.1<text:tab/>160</text:p>
          <text:p text:style-name="P6">A.8 New in 2.0.4<text:tab/>161</text:p>
          <text:p text:style-name="P6">A.9 New in 2.0.3<text:tab/>161</text:p>
          <text:p text:style-name="P6">A.10 New in 2.0.2<text:tab/>161</text:p>
          <text:p text:style-name="P6">A.11 New in 2.0.1<text:tab/>162</text:p>
          <text:p text:style-name="P6">A.12 New in 2.0<text:tab/>162</text:p>
        </text:index-body>
      </text:table-of-content>
      <text:p text:style-name="P8"/>
      <text:list text:style-name="L1">
        <text:list-item>
          <text:h text:style-name="P9"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10">This guide tries to be a complete reference to OpenXava from the application developer viewpoint. It's centered specially in XML file syntax. It's full of XML and Java code examples.</text:p>
      <text:p text:style-name="P10">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0">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list text:style-name="L1" text:continue-numbering="true">
        <text:list-item>
          <text:h text:style-name="P9"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11" text:outline-level="2">Presentation</text:h>
            </text:list-item>
          </text:list>
        </text:list-item>
      </text:list>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0">The main goal is to make the more typical things in a business application easily, while you still have the necessary flexibility to develop the most advances features as you like.</text:p>
      <text:p text:style-name="P10">Below you can see some basic concepts of OpenXava.</text:p>
      <text:list text:style-name="L1" text:continue-numbering="true">
        <text:list-item>
          <text:list text:continue-numbering="true">
            <text:list-item>
              <text:h text:style-name="P11"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2">
        <text:list-item>
          <text:p text:style-name="P12">The data structure.</text:p>
        </text:list-item>
        <text:list-item>
          <text:p text:style-name="P12">Validations, calculations and in general all logic associated with the business concept.</text:p>
        </text:list-item>
        <text:list-item>
          <text:p text:style-name="P12">The possibles views, i. e. the configuration of all possible user interfaces for this component.</text:p>
        </text:list-item>
        <text:list-item>
          <text:p text:style-name="P12">The possibilities for the tabular data presentation. This is used in list mode (data navigation), reports, export to excel, etc.</text:p>
        </text:list-item>
        <text:list-item>
          <text:p text:style-name="P12">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11"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11"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11" text:outline-level="2">Project structure</text:h>
            </text:list-item>
          </text:list>
        </text:list-item>
      </text:list>
      <text:p text:style-name="Text_20_body">A typical OpenXava project usually contains the these folders:</text:p>
      <text:list text:style-name="L3">
        <text:list-item>
          <text:p text:style-name="P13"><text:span text:style-name="Código">[root]</text:span>: In the root you can find <text:span text:style-name="Archivo_2f_Directorio">build.xml</text:span> (with the Ant task) and the configuration files that it uses (usually one for customer).</text:p>
        </text:list-item>
        <text:list-item>
          <text:p text:style-name="P13"><text:span text:style-name="Código">src[source folder]</text:span>: Contains your Java source code.</text:p>
        </text:list-item>
        <text:list-item>
          <text:p text:style-name="P13"><text:span text:style-name="Código">components</text:span>: XML files with the definitions of your business components.</text:p>
        </text:list-item>
        <text:list-item>
          <text:p text:style-name="P13"><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3"><text:span text:style-name="Código">I18n</text:span>: Resource files with labels and messages in several languages.</text:p>
        </text:list-item>
        <text:list-item>
          <text:p text:style-name="P13"><text:span text:style-name="Código">gen-src[source folder]</text:span>: Code generated by XDoclet. Only needed if you generate EJB.</text:p>
        </text:list-item>
        <text:list-item>
          <text:p text:style-name="P13"><text:span text:style-name="Código">gen-src-xava[source folder]</text:span>: Code generated by OpenXava.</text:p>
        </text:list-item>
        <text:list-item>
          <text:p text:style-name="P13"><text:span text:style-name="Código">properties[source folder]</text:span>: Property files to configure your application.</text:p>
        </text:list-item>
        <text:list-item>
          <text:p text:style-name="P13"><text:span text:style-name="Código">build</text:span>: XML files needed in a J2EE application, some are generated and other can be edited manually.</text:p>
        </text:list-item>
        <text:list-item>
          <text:p text:style-name="P13"><text:span text:style-name="Código">filtered-files[source folder]:</text:span> It's for internal use of build tasks. Must be a source code folder. <text:span text:style-name="T1">(new in v2.0)</text:span></text:p>
        </text:list-item>
        <text:list-item>
          <text:p text:style-name="P13"><text:span text:style-name="Código">data</text:span>: Useful to hold the scripts to create the tables of your application, if needed.</text:p>
        </text:list-item>
        <text:list-item>
          <text:p text:style-name="P13"><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11"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9"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11"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11"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2/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11" text:outline-level="2">Your first component </text:h>
            </text:list-item>
          </text:list>
        </text:list-item>
      </text:list>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1">(new in v2.1)</text:span> or Hibernate <text:span text:style-name="T1">(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4">/&gt;</text:p>
      <text:p text:style-name="Text_20_body">This is its meaning:</text:p>
      <text:list text:style-name="L4">
        <text:list-item>
          <text:p text:style-name="P15"><text:span text:style-name="Código">name:</text:span> It's the property name in the generated Java code and also serves as identifier inside OpenXava files.</text:p>
        </text:list-item>
        <text:list-item>
          <text:p text:style-name="P15"><text:span text:style-name="Código">key:</text:span> Indicates if this property is part of the key. The key is a unique identifier of the object and usually matches with the primary key of a database table.</text:p>
        </text:list-item>
        <text:list-item>
          <text:p text:style-name="P15"><text:span text:style-name="Código">size:</text:span> Length of data. It's optional, but useful to display better user interfaces.</text:p>
        </text:list-item>
        <text:list-item>
          <text:p text:style-name="P15"><text:span text:style-name="Código">required:</text:span> Indicates if it's required to validate the existence of data for this property just before creation or modification.</text:p>
        </text:list-item>
        <text:list-item>
          <text:p text:style-name="P15"><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11"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11" text:outline-level="2">The table</text:h>
            </text:list-item>
          </text:list>
        </text:list-item>
      </text:list>
      <text:p text:style-name="Text_20_body">Before testing the application you have to create the table in database. Follow these steps:</text:p>
      <text:list text:style-name="L5">
        <text:list-item>
          <text:p text:style-name="P16">Start your database server: From command line go to <text:span text:style-name="Archivo_2f_Directorio">openxava-2.2/portal/bin</text:span> folder and execute:</text:p>
        </text:list-item>
        <text:list-item>
          <text:p text:style-name="P17">In Linux/Unix: <text:span text:style-name="Código">./start-hsqldb.sh management-db 1666</text:span></text:p>
        </text:list-item>
        <text:list-item>
          <text:p text:style-name="P17">In Windows: <text:span text:style-name="Código">start-hsqldb management-db 1666</text:span></text:p>
        </text:list-item>
        <text:list-item>
          <text:p text:style-name="P18">Create the table:</text:p>
        </text:list-item>
        <text:list-item>
          <text:p text:style-name="P17">Edit <text:span text:style-name="Archivo_2f_Directorio">Management/build.xml</text:span>. Search the ant target <text:span text:style-name="T1">updateSchema</text:span>.</text:p>
        </text:list-item>
        <text:list-item>
          <text:p text:style-name="P17">Put correct value for <text:span text:style-name="Código">schema.path</text:span>, in this case “<text:span text:style-name="Código">../OpenXavaTest/lib/hsqldb.jar</text:span>”.</text:p>
        </text:list-item>
        <text:list-item>
          <text:p text:style-name="P17">Execute the ant target <text:span text:style-name="T1">updateSchema</text:span>.</text:p>
        </text:list-item>
        <text:list-item>
          <text:p text:style-name="P17">Start Tomcat and now everything is ready.</text:p>
        </text:list-item>
      </text:list>
      <text:list text:style-name="L1" text:continue-numbering="true">
        <text:list-item>
          <text:list text:continue-numbering="true">
            <text:list-item>
              <text:h text:style-name="P11" text:outline-level="2">Executing your application</text:h>
            </text:list-item>
          </text:list>
        </text:list-item>
      </text:list>
      <text:p text:style-name="Text_20_body">After your hard work it is time to see the fruit of your sweat. Let's go.</text:p>
      <text:list text:style-name="L6">
        <text:list-item>
          <text:p text:style-name="P19">Execute the ant target <text:span text:style-name="Punto_20_de_20_menú">deployWar</text:span>.</text:p>
        </text:list-item>
        <text:list-item>
          <text:p text:style-name="P19">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6">
        <text:list-item text:start-value="1">
          <text:p text:style-name="P19">Execute ant target <text:span text:style-name="Punto_20_de_20_menú">generatePortlets</text:span>.</text:p>
        </text:list-item>
        <text:list-item>
          <text:p text:style-name="P19">Take the file <text:span text:style-name="Archivo_2f_Directorio">Management.war</text:span> in the folder <text:span text:style-name="Archivo_2f_Directorio">openxava-2.2/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11"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7">
        <text:list-item>
          <text:p text:style-name="P20">Constructor: In the constructor you indicate the application and module name.</text:p>
        </text:list-item>
        <text:list-item>
          <text:p text:style-name="P20"><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0"><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0"><text:span text:style-name="Código">assertNoErrors</text:span>: Verify that there are no errors. In the user interface errors are red messages showed to user and added by the application logic.</text:p>
        </text:list-item>
        <text:list-item>
          <text:p text:style-name="P20"><text:span text:style-name="Código">assertValue</text:span>: Verify if the value in the form field is the expected one.</text:p>
        </text:list-item>
        <text:list-item>
          <text:p text:style-name="P20"><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11"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Pol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text:s/>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11"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9"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11" text:outline-level="2">Java implementation</text:h>
            </text:list-item>
          </text:list>
        </text:list-item>
      </text:list>
      <text:p text:style-name="Text_20_body">Currently OpenXava generates code for the next 4 alternatives:</text:p>
      <text:list text:style-name="L8">
        <text:list-item>
          <text:p text:style-name="P21">Plain Java Classes (the so-called POJOs) for the model using Hibernate for persistence.</text:p>
        </text:list-item>
        <text:list-item>
          <text:p text:style-name="P21">Plain Java Classes for the model using EJB3 JPA (<text:span text:style-name="T2">J</text:span>ava <text:span text:style-name="T2">P</text:span>ersistence <text:span text:style-name="T2">A</text:span>PI) for persistence <text:span text:style-name="T1">(new in v2.1)</text:span>.</text:p>
        </text:list-item>
        <text:list-item>
          <text:p text:style-name="P21">Classic EJB2 EntityBeans for the model and persistence.</text:p>
        </text:list-item>
        <text:list-item>
          <text:p text:style-name="P21">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11"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11"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9">
        <text:list-item>
          <text:p text:style-name="P22">You can say that A <text:span text:style-name="T1">has</text:span> an B.</text:p>
        </text:list-item>
        <text:list-item>
          <text:p text:style-name="P22">If A is deleted then its B is deleted too.</text:p>
        </text:list-item>
        <text:list-item>
          <text:p text:style-name="P22">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11" text:outline-level="2">Entity</text:h>
            </text:list-item>
          </text:list>
        </text:list-item>
      </text:list>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0">
        <text:list-item>
          <text:p text:style-name="P23"><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1">
        <text:list-item>
          <text:p text:style-name="P24"><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24"><text:span text:style-name="Código">implements</text:span> (several, optional): The generated code will implement this interface.</text:p>
        </text:list-item>
        <text:list-item>
          <text:p text:style-name="P24"><text:span text:style-name="Código">property</text:span> (several, optional): The properties represent Java properties (with its <text:span text:style-name="T1">setters</text:span> an <text:span text:style-name="T1">getters</text:span>) in the generated code.</text:p>
        </text:list-item>
        <text:list-item>
          <text:p text:style-name="P24"><text:span text:style-name="Código">reference</text:span> (several, optional): References to other models, you can reference to the entity of another component or an aggregate of itself.</text:p>
        </text:list-item>
        <text:list-item>
          <text:p text:style-name="P24"><text:span text:style-name="Código">collection</text:span> (several, optional): Collection of references. In the generated code it is a property that returns a <text:span text:style-name="Código">java.util.Collection</text:span>.</text:p>
        </text:list-item>
        <text:list-item>
          <text:p text:style-name="P24"><text:span text:style-name="Código">method</text:span> (several, optional): Creates a method in the generated code, in this case the method logic is in a calculator (<text:span text:style-name="Código">ICalculator</text:span>).</text:p>
        </text:list-item>
        <text:list-item>
          <text:p text:style-name="P24"><text:span text:style-name="Código">finder</text:span> (several, optional): Used to generate finder methods. Finder methods are static method located in the POJO class. In the case of EJB2 generation EJB2<text:span text:style-name="T1"> finders</text:span> are generated.</text:p>
        </text:list-item>
        <text:list-item>
          <text:p text:style-name="P24"><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4"><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4"><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4"><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4"><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4"><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11"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25"><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6"><text:tab/>...</text:p>
      <text:p text:style-name="Código"><text:span text:style-name="T11"><text:tab/></text:span><text:span text:style-name="T8">&lt;</text:span><text:span text:style-name="T9">session-factory</text:span><text:span text:style-name="T8">&gt;</text:span></text:p>
      <text:p text:style-name="P27"><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11"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5"><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2">
        <text:list-header>
          <text:p text:style-name="P28">* @ejb:bean name="Family" type="CMP" view-type="remote"</text:p>
          <text:p text:style-name="P28">*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3">
        <text:list-item>
          <text:p text:style-name="P29">The class must extend from <text:span text:style-name="Código">org.openxava.ejbx.EJBReplicableBase</text:span></text:p>
        </text:list-item>
        <text:list-item>
          <text:p text:style-name="P29">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11"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5"><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11"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P26"><text:tab/><text:span text:style-name="T10">scale</text:span>=<text:span text:style-name="T12">"scale"<text:tab/><text:tab/><text:tab/><text:tab/> </text:span>(6)<text:tab/>new in v2.0.4</text:p>
      <text:p text:style-name="Código"><text:span text:style-name="T11"><text:tab/></text:span><text:span text:style-name="T10">required</text:span><text:span text:style-name="T11">=</text:span><text:span text:style-name="T12">"true|false"<text:tab/><text:tab/><text:tab/> </text:span><text:span text:style-name="T11">(7)</text:span></text:p>
      <text:p text:style-name="Código"><text:span text:style-name="T11"><text:tab/></text:span><text:span text:style-name="T10">key</text:span><text:span text:style-name="T11">=</text:span><text:span text:style-name="T12">"true|false"<text:tab/><text:tab/><text:tab/><text:tab/> </text:span><text:span text:style-name="T11">(8)</text:span></text:p>
      <text:p text:style-name="Código"><text:span text:style-name="T11"><text:tab/></text:span><text:span text:style-name="T10">hidden</text:span><text:span text:style-name="T11">=</text:span><text:span text:style-name="T12">"true|false"<text:tab/><text:tab/><text:tab/><text:tab/> </text:span><text:span text:style-name="T11">(9)</text:span></text:p>
      <text:p text:style-name="P27">&gt;</text:p>
      <text:p text:style-name="Código"><text:span text:style-name="T8"><text:tab/>&lt;</text:span><text:span text:style-name="T9">valid-values </text:span><text:span text:style-name="T11">...</text:span><text:span text:style-name="T8">/&gt;</text:span><text:span text:style-name="T11"><text:tab/><text:tab/><text:tab/> <text:tab/>(10)</text:span></text:p>
      <text:p text:style-name="Código"><text:span text:style-name="T11"><text:tab/></text:span><text:span text:style-name="T8">&lt;</text:span><text:span text:style-name="T9">calculator </text:span><text:span text:style-name="T11">...</text:span><text:span text:style-name="T8">/&gt;</text:span><text:span text:style-name="T11"><text:tab/><text:tab/><text:tab/><text:tab/>(11)</text:span></text:p>
      <text:p text:style-name="Código"><text:span text:style-name="T11"><text:tab/></text:span><text:span text:style-name="T8">&lt;</text:span><text:span text:style-name="T9">default-value-calculator </text:span><text:span text:style-name="T11">...</text:span><text:span text:style-name="T8">/&gt;</text:span><text:span text:style-name="T11"><text:tab/><text:tab/>(12)</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8">&lt;/</text:span><text:span text:style-name="T19">property</text:span><text:span text:style-name="T18">&gt;</text:span></text:p>
      <text:list text:style-name="L14">
        <text:list-item>
          <text:p text:style-name="P30"><text:span text:style-name="Código">name</text:span> (required): The property name in Java, therefore it must follow the Java convention for property names, like starting with lower-case. Using underline (_) is not advisable.</text:p>
        </text:list-item>
        <text:list-item>
          <text:p text:style-name="P30"><text:span text:style-name="Código">label</text:span> (optional): Label showed to the final user. Is <text:span text:style-name="T2">much better</text:span> use the <text:span text:style-name="Archivo_2f_Directorio">i18n</text:span> files.</text:p>
        </text:list-item>
        <text:list-item>
          <text:p text:style-name="P30"><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0"><text:span text:style-name="Código">stereotype</text:span>(optional): Allows to specify an special behavior for some properties.</text:p>
        </text:list-item>
        <text:list-item>
          <text:p text:style-name="P30"><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0"><text:span text:style-name="Código">scale</text:span> (optional): <text:span text:style-name="T1">(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30"><text:span text:style-name="Código">required</text:span> (optional): Indicates if this property is required. By default this is <text:span text:style-name="Código">true</text:span> for key properties hidden <text:span text:style-name="T1">(new in v2.1.3)</text:span> or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0"><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0"><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0"><text:span text:style-name="Código">valid-values</text:span> (one, optional): To indicate that this property only can have a limited set of valid values.</text:p>
        </text:list-item>
        <text:list-item>
          <text:p text:style-name="P30"><text:span text:style-name="Código">calculator</text:span> (one, optional): Implements the logic for a calculated property. A calculated property only has <text:s/><text:span text:style-name="T1">getter</text:span> and is not stored in database.</text:p>
        </text:list-item>
        <text:list-item>
          <text:p text:style-name="P30"><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0"><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31"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5">
        <text:list-item>
          <text:p text:style-name="P32">DINERO, MONEY</text:p>
        </text:list-item>
        <text:list-item>
          <text:p text:style-name="P32">FOTO, PHOTO, IMAGEN, IMAGE</text:p>
        </text:list-item>
        <text:list-item>
          <text:p text:style-name="P32">TEXTO_GRANDE, MEMO, TEXT_AREA</text:p>
        </text:list-item>
        <text:list-item>
          <text:p text:style-name="P32">ETIQUETA, LABEL</text:p>
        </text:list-item>
        <text:list-item>
          <text:p text:style-name="P32">ETIQUETA_NEGRITA, BOLD_LABEL</text:p>
        </text:list-item>
        <text:list-item>
          <text:p text:style-name="P32">HORA, TIME</text:p>
        </text:list-item>
        <text:list-item>
          <text:p text:style-name="P32">FECHAHORA, DATETIME</text:p>
        </text:list-item>
        <text:list-item>
          <text:p text:style-name="P32">GALERIA_IMAGENES, IMAGES_GALLERY (setup instructions in 3.8.2) <text:span text:style-name="T1">new in v2.0</text:span></text:p>
        </text:list-item>
        <text:list-item>
          <text:p text:style-name="P33">RELLENADO_CON_CEROS, ZEROS_FILLED <text:span text:style-name="T1">new in v2.0.2</text:span></text:p>
        </text:list-item>
        <text:list-item>
          <text:p text:style-name="P33">TEXTO_HTML, HTML_TEXT (text with editable format) <text:span text:style-name="T1">new in v2.0.3</text:span></text:p>
        </text:list-item>
        <text:list-item>
          <text:p text:style-name="P33">IMAGE_LABEL, ETIQUETA_IMAGEN (image depending on property content) <text:span text:style-name="T1">new in v2.1.5</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4"><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4"><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34"><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31" text:outline-level="3">IMAGES_GALLERY stereotype <text:span text:style-name="T1">(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5">The type of <text:span text:style-name="Código">IMAGE</text:span> column can be a more suitable one for your database to store <text:span text:style-name="Código">byte [] </text:span>(for example <text:span text:style-name="Código">LONGVARBINARY</text:span>) .</text:p>
      <text:p text:style-name="P35">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5">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7"><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7"><text:tab/><text:tab/>...</text:p>
      <text:p text:style-name="Código"><text:span text:style-name="T11"><text:tab/></text:span><text:span text:style-name="T8">&lt;/</text:span><text:span text:style-name="T9">session-factory</text:span><text:span text:style-name="T8">&gt;</text:span></text:p>
      <text:p text:style-name="Código"><text:span text:style-name="T18">&lt;/</text:span><text:span text:style-name="T19">hibernate-configuration</text:span><text:span text:style-name="T18">&gt;</text:span></text:p>
      <text:p text:style-name="P35">After this you can use the IMAGES_GALLERY stereotype in all components of your application.</text:p>
      <text:list text:style-name="L1" text:continue-numbering="true">
        <text:list-item>
          <text:list text:continue-numbering="true">
            <text:list-item>
              <text:list text:continue-numbering="true">
                <text:list-item>
                  <text:h text:style-name="P31"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31" text:outline-level="3">Calculator</text:h>
                </text:list-item>
              </text:list>
            </text:list-item>
          </text:list>
        </text:list-item>
      </text:list>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sString" </text:span><text:span text:style-name="T10">type</text:span><text:span text:style-name="T11">=</text:span><text:span text:style-name="T12">"String"</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street"</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int2" </text:span><text:span text:style-name="T10">from</text:span><text:span text:style-name="T11">=</text:span><text:span text:style-name="T12">"zipCod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3" </text:span><text:span text:style-name="T10">from</text:span><text:span text:style-name="T11">=</text:span><text:span text:style-name="T12">"city"</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4" </text:span><text:span text:style-name="T10">from</text:span><text:span text:style-name="T11">=</text:span><text:span text:style-name="T12">"state.name"</text:span><text:span text:style-name="T8">/&gt;<text:tab/><text:tab/></text:span><text:span text:style-name="T11">(1)</text:span></text:p>
      <text:p text:style-name="Código"><text:span text:style-name="T11"><text:tab/><text:tab/><text:tab/></text:span><text:span text:style-name="T8">&lt;</text:span><text:span text:style-name="T9">set </text:span><text:span text:style-name="T10">property</text:span><text:span text:style-name="T11">=</text:span><text:span text:style-name="T12">"int5" </text:span><text:span text:style-name="T10">from</text:span><text:span text:style-name="T11">=</text:span><text:span text:style-name="T12">"customer.number"</text:span><text:span text:style-name="T8">/&gt;<text:tab/><text:tab/></text:span><text:span text:style-name="T11">(2)</text:span></text:p>
      <text:p text:style-name="Código"><text:span text:style-name="T11"><text:tab/><text:tab/></text:span><text:span text:style-name="T8">&lt;/</text:span><text:span text:style-name="T9">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8">&lt;/</text:span><text:span text:style-name="T9">aggregate</text:span><text:span text:style-name="T8">&gt;</text:span><text:span text:style-name="T11"><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1">(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8">&lt;/</text:span><text:span text:style-name="T9">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31"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31"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6">
        <text:list-item>
          <text:p text:style-name="P36"><text:span text:style-name="Código">Messages errors</text:span>: A object of type Messages that represents a set of messages (like a smart collection) and where you can add the validation errors that you find.</text:p>
        </text:list-item>
        <text:list-item>
          <text:p text:style-name="P36"><text:span text:style-name="Código">Object value</text:span>: The value to validate.</text:p>
        </text:list-item>
        <text:list-item>
          <text:p text:style-name="P36"><text:span text:style-name="Código">String objectName</text:span>: Object name of the container of the property to validate. Useful to use in error messages.</text:p>
        </text:list-item>
        <text:list-item>
          <text:p text:style-name="P36"><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31" text:outline-level="3">Default validator <text:span text:style-name="T1">(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11"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7">&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8">&lt;/</text:span><text:span text:style-name="T19">reference</text:span><text:span text:style-name="T18">&gt;</text:span></text:p>
      <text:list text:style-name="L17">
        <text:list-item>
          <text:p text:style-name="P37"><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7"><text:span text:style-name="Código">label</text:span> (optional): Label shown to the final user. It's <text:span text:style-name="T2">much better</text:span> use <text:span text:style-name="Archivo_2f_Directorio">i18n</text:span>.</text:p>
        </text:list-item>
        <text:list-item>
          <text:p text:style-name="P37"><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7"><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7"><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7"><text:span text:style-name="Código">role</text:span> (optional): Used only in references within collections. See below.</text:p>
        </text:list-item>
        <text:list-item>
          <text:p text:style-name="P37"><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18">
        <text:list-item>
          <text:p text:style-name="P38">A reference to an aggregate called <text:span text:style-name="Código">Address</text:span>, the reference name will be <text:span text:style-name="Código">address</text:span>.</text:p>
        </text:list-item>
        <text:list-item>
          <text:p text:style-name="P38">A reference to the entity of <text:span text:style-name="Código">Seller</text:span> component. The model is deduced from name.</text:p>
        </text:list-item>
        <text:list-item>
          <text:p text:style-name="P38">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31"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8">&lt;/</text:span><text:span text:style-name="T19">reference</text:span><text:span text:style-name="T18">&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11"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6"><text:span text:style-name="T10"><text:tab/>maximum</text:span>=<text:span text:style-name="T12">"N"<text:tab/><text:tab/><text:tab/><text:tab/></text:span>(4)<text:tab/>new v2.0.3</text:p>
      <text:p text:style-name="P27">&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18">&lt;/</text:span><text:span text:style-name="T19">collection</text:span><text:span text:style-name="T18">&gt;</text:span></text:p>
      <text:list text:style-name="L19">
        <text:list-item>
          <text:p text:style-name="P39"><text:span text:style-name="Código">name</text:span> (required): The collection name in Java, therefore it must follow the rules for name members in Java, including starting with lower-case. Using underline (_) is not advisable.</text:p>
        </text:list-item>
        <text:list-item>
          <text:p text:style-name="P39"><text:span text:style-name="Código">label</text:span> (optional): Label shown to final user. Is <text:span text:style-name="T2">much better</text:span> to use <text:span text:style-name="Archivo_2f_Directorio">i18n</text:span> files.</text:p>
        </text:list-item>
        <text:list-item>
          <text:p text:style-name="P39"><text:span text:style-name="Código">minimum</text:span> (optional): Minimum number of expected elements. This is validated just before saving.</text:p>
        </text:list-item>
        <text:list-item>
          <text:p text:style-name="P39"><text:span text:style-name="Código">maximum</text:span> (optional): <text:span text:style-name="T1">(new v2.0.3)</text:span> Maximum number of expected elements.</text:p>
        </text:list-item>
        <text:list-item>
          <text:p text:style-name="P39"><text:span text:style-name="Código">reference </text:span>(required): With the syntax you can see in the previous point.</text:p>
        </text:list-item>
        <text:list-item>
          <text:p text:style-name="P39"><text:span text:style-name="Código">condition</text:span> (optional): Restricts the elements that appear in the collection.</text:p>
        </text:list-item>
        <text:list-item>
          <text:p text:style-name="P39"><text:span text:style-name="Código">order</text:span> (optional): The elements in collections will be in the indicated order.</text:p>
        </text:list-item>
        <text:list-item>
          <text:p text:style-name="P39"><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39"><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8">&lt;/</text:span><text:span text:style-name="T19">collection</text:span><text:span text:style-name="T18">&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0">
        <text:list-item>
          <text:p text:style-name="P40">The restriction <text:span text:style-name="Código">minimum=”1”</text:span> <text:s/>requires at least one detail for the invoice to be valid.</text:p>
        </text:list-item>
        <text:list-item>
          <text:p text:style-name="P40">With <text:span text:style-name="Código">order</text:span> you force that the <text:span text:style-name="Código">details</text:span> will be returned ordered by <text:span text:style-name="Código">serviceType</text:span>.</text:p>
        </text:list-item>
        <text:list-item>
          <text:p text:style-name="P40">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1"><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11"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7">&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8">&lt;/</text:span><text:span text:style-name="T19">method</text:span><text:span text:style-name="T18">&gt;</text:span></text:p>
      <text:list text:style-name="L21">
        <text:list-item>
          <text:p text:style-name="P42"><text:span text:style-name="Código">name</text:span> (required): Name of the method in Java, therefore it must follow the Java rules to name members, like beginning with lower-case.</text:p>
        </text:list-item>
        <text:list-item>
          <text:p text:style-name="P42"><text:span text:style-name="Código">type</text:span> (optional, by default <text:span text:style-name="Código">void</text:span>): Is the Java type that the method returns. All Java types valid as return type for a Java method are applicable here.</text:p>
        </text:list-item>
        <text:list-item>
          <text:p text:style-name="P42"><text:span text:style-name="Código">arguments</text:span> (optional): Argument list of the method in Java format.</text:p>
        </text:list-item>
        <text:list-item>
          <text:p text:style-name="P42"><text:span text:style-name="Código">exceptions</text:span> (optional): Exception list that can be thrown by this method, in Java format.</text:p>
        </text:list-item>
        <text:list-item>
          <text:p text:style-name="P42"><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8">&lt;/</text:span><text:span text:style-name="T19">method</text:span><text:span text:style-name="T18">&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2">
        <text:list-item>
          <text:p text:style-name="P43">A calculator for a method has moral authority to change the state of the object.</text:p>
        </text:list-item>
        <text:list-item>
          <text:p text:style-name="P43">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11"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7">&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8">&lt;/</text:span><text:span text:style-name="T19">finder</text:span><text:span text:style-name="T18">&gt;</text:span></text:p>
      <text:p text:style-name="P44"/>
      <text:list text:style-name="L23">
        <text:list-item>
          <text:p text:style-name="P45"><text:span text:style-name="Código">name</text:span> (required): Name of the finder method in Java, hence it must follow the Java rules for member naming, e.g. beginning with lower-case.</text:p>
        </text:list-item>
        <text:list-item>
          <text:p text:style-name="P45"><text:span text:style-name="Código">arguments</text:span> (required): Argument list for the method in Java format. It is (most) advisable to use simple data types.</text:p>
        </text:list-item>
        <text:list-item>
          <text:p text:style-name="P45"><text:span text:style-name="Código">collection</text:span> (optional, by default <text:span text:style-name="Código">false</text:span>): Indicates if the result will be a single object or a collection.</text:p>
        </text:list-item>
        <text:list-item>
          <text:p text:style-name="P45"><text:span text:style-name="Código">condition</text:span> (optional): A condition with SQL/EJBQL syntax where you can use the names of properties inside <text:span text:style-name="Código">${}</text:span>.</text:p>
        </text:list-item>
        <text:list-item>
          <text:p text:style-name="P45"><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11"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create-calculator</text:span><text:span text:style-name="T18">&gt;</text:span></text:p>
      <text:list text:style-name="L24">
        <text:list-item>
          <text:p text:style-name="P46"><text:span text:style-name="Código">class</text:span> (required): Calculator class. This calculator must implement <text:span text:style-name="Código">ICalculator</text:span> or some of its children.</text:p>
        </text:list-item>
        <text:list-item>
          <text:p text:style-name="P46"><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8">&lt;/</text:span><text:span text:style-name="T9">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list text:style-name="L1" text:continue-numbering="true">
        <text:list-item>
          <text:list text:continue-numbering="true">
            <text:list-item>
              <text:h text:style-name="P11"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modify-calculator</text:span><text:span text:style-name="T18">&gt;</text:span></text:p>
      <text:list text:style-name="L24" text:continue-numbering="true">
        <text:list-item>
          <text:p text:style-name="P46"><text:span text:style-name="Código">class</text:span> (required): Calculator class. A calculator that implements <text:span text:style-name="Código">ICalculator</text:span> or some of its children.</text:p>
        </text:list-item>
        <text:list-item>
          <text:p text:style-name="P46"><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11"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11"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7">&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8">&lt;/</text:span><text:span text:style-name="T19">validator</text:span><text:span text:style-name="T18">&gt;</text:span></text:p>
      <text:list text:style-name="L25">
        <text:list-item>
          <text:p text:style-name="P47"><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7"><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7"><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7"><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11"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8">&lt;/</text:span><text:span text:style-name="T19">remove-validator</text:span><text:span text:style-name="T18">&gt;</text:span></text:p>
      <text:list text:style-name="L26">
        <text:list-item>
          <text:p text:style-name="P48"><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48"><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48"><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11" text:outline-level="2">Aggregate</text:h>
            </text:list-item>
          </text:list>
        </text:list-item>
      </text:list>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8">&lt;/</text:span><text:span text:style-name="T19">aggregate</text:span><text:span text:style-name="T18">&gt;</text:span><text:span text:style-name="T22"><text:tab/><text:tab/></text:span></text:p>
      <text:list text:style-name="L27">
        <text:list-item>
          <text:p text:style-name="P49"><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49"><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49"><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31"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34"><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31"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8">&lt;/</text:span><text:span text:style-name="T19">aggregate</text:span><text:span text:style-name="T18">&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1">(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InvoiceDetail2O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Year" </text:span><text:span text:style-name="T10">from</text:span><text:span text:style-name="T11">=</text:span><text:span text:style-name="T12">"invoice.year"</text:span><text:span text:style-name="T8">/&gt;<text:tab/><text:tab/></text:span><text:span text:style-name="T11">(1)</text:span><text:span text:style-name="T8"><text:tab/></text:span></text:p>
      <text:p text:style-name="Código"><text:span text:style-name="T11"><text:tab/><text:tab/></text:span><text:span text:style-name="T8">&lt;</text:span><text:span text:style-name="T9">set </text:span><text:span text:style-name="T10">property</text:span><text:span text:style-name="T11">=</text:span><text:span text:style-name="T12">"invoiceNumber" </text:span><text:span text:style-name="T10">from</text:span><text:span text:style-name="T11">=</text:span><text:span text:style-name="T12">"invoice.number"</text:span><text:span text:style-name="T8">/&gt;<text:tab/></text:span><text:span text:style-name="T11">(1)</text:span></text:p>
      <text:p text:style-name="Código"><text:span text:style-name="T11"><text:tab/></text:span><text:span text:style-name="T8">&lt;/</text:span><text:span text:style-name="T9">default-value-calculator</text:span><text:span text:style-name="T8">&gt;</text:span></text:p>
      <text:p text:style-name="Código"><text:span text:style-name="T8">&lt;/</text:span><text:span text:style-name="T9">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1">New in v2.1.1: using reference to parent model key properties in a from attribute <text:s/>(that is, from=”invoice.year”)</text:span></text:p>
      <text:p text:style-name="Text_20_body"/>
      <text:p text:style-name="Text_20_body"/>
      <text:list text:style-name="L1" text:continue-numbering="true">
        <text:list-item>
          <text:h text:style-name="P9"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7">&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8">&lt;/</text:span><text:span text:style-name="T19">view</text:span><text:span text:style-name="T18">&gt;</text:span></text:p>
      <text:list text:style-name="L28">
        <text:list-item>
          <text:p text:style-name="P50"><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0"><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0"><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0"><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0"><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0"><text:span text:style-name="Código">property-view</text:span> (several, optional): Defines the format to display a property.</text:p>
        </text:list-item>
        <text:list-item>
          <text:p text:style-name="P50"><text:span text:style-name="Código">reference-view</text:span> (several, optional): Defines the format to display a reference.</text:p>
        </text:list-item>
        <text:list-item>
          <text:p text:style-name="P50"><text:span text:style-name="Código">collection-view</text:span> (several, optional): Defines the format to display a collection.</text:p>
        </text:list-item>
        <text:list-item>
          <text:p text:style-name="P50"><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list text:style-name="L1" text:continue-numbering="true">
        <text:list-item>
          <text:list text:continue-numbering="true">
            <text:list-item>
              <text:h text:style-name="P11"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4"><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8">&lt;/</text:span><text:span text:style-name="T19">view</text:span><text:span text:style-name="T1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31"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P51"><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1">New in v2.0.4: </text:span>Sometimes is useful to layout members aligned by columns, like in a table. For example, the next view:</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text:span><text:span text:style-name="T8">&gt;</text:span><text:span text:style-name="T11"> </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 </text:span><text:span text:style-name="T25">aligned-by-columns</text:span><text:span text:style-name="T26">=</text:span><text:span text:style-name="T27">"true"</text:span><text:span text:style-name="T8">&gt;</text:span><text:span text:style-name="T11"> <text:tab/>(1)</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31"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1">New in v2.0.4:</text:span> As in the groups case, the sections allow using the attribute <text:span text:style-name="Código">aligned-by-columns</text:span>, like this:</text:p>
      <text:p text:style-name="Código"><text:span text:style-name="T8">&lt;</text:span><text:span text:style-name="T9">section </text:span><text:span text:style-name="T10">name</text:span><text:span text:style-name="T11">=</text:span><text:span text:style-name="T12">"amounts" </text:span><text:span text:style-name="T25">aligned-by-columns</text:span><text:span text:style-name="T26">=</text:span><text:span text:style-name="T27">"true"</text:span><text:span text:style-name="T8">&gt;</text:span> ... <text:span text:style-name="T8">&lt;/</text:span><text:span text:style-name="T9">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31"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11"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Código"><text:span text:style-name="T10"><text:tab/>editor</text:span><text:span text:style-name="T11">=</text:span><text:span text:style-name="T12">"editorName"<text:tab/><text:tab/><text:tab/><text:tab/><text:tab/><text:tab/></text:span><text:span text:style-name="T11">(5) new in v2.1.3</text:span></text:p>
      <text:p text:style-name="P26"><text:tab/><text:span text:style-name="T10">display-size</text:span>=<text:span text:style-name="T12">"size"<text:tab/><text:tab/><text:tab/><text:tab/><text:tab/><text:tab/></text:span>(6) new in v2.2.1</text:p>
      <text:p text:style-name="P27">&gt;</text:p>
      <text:p text:style-name="Código"><text:span text:style-name="T8"><text:tab/>&lt;</text:span><text:span text:style-name="T9">on-change </text:span><text:span text:style-name="T11">... </text:span><text:span text:style-name="T8">/&gt;</text:span><text:span text:style-name="T11"><text:tab/><text:tab/><text:tab/><text:tab/><text:tab/><text:tab/>(7)</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8)</text:span></text:p>
      <text:p text:style-name="Código"><text:span text:style-name="T18">&lt;/</text:span><text:span text:style-name="T19">property-view</text:span><text:span text:style-name="T18">&gt;</text:span></text:p>
      <text:list text:style-name="L29">
        <text:list-item>
          <text:p text:style-name="P52"><text:span text:style-name="Código">property</text:span> (required): Usually the <text:s/>name of a model property, although it also can be the name of a property of the view itself.</text:p>
        </text:list-item>
        <text:list-item>
          <text:p text:style-name="P52"><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2"><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2"><text:span text:style-name="Código">label-format</text:span> (optional): Format to display the label of this property.</text:p>
        </text:list-item>
        <text:list-item>
          <text:p text:style-name="P52"><text:span text:style-name="Código">editor</text:span> (optional): <text:span text:style-name="T1">New in v2.1.3</text:span>. Name of the editor to use for displaying the property in this view. The editor must be declared in <text:span text:style-name="Archivo_2f_Directorio">OpenXava/xava/default-editors.xml</text:span> or <text:span text:style-name="Archivo_2f_Directorio">xava/editors.xml</text:span> of your project.</text:p>
        </text:list-item>
        <text:list-item>
          <text:p text:style-name="P52"><text:span text:style-name="Código">display-size</text:span> (optional): <text:span text:style-name="T1">New in v2.2.1</text:span>. The size in characters of the editor in the User Interface used to display this property. The editor display only the characters indicated by <text:span text:style-name="Código">display-size</text:span> but it allows to the user to entry until the total size of the property. If <text:span text:style-name="Código">display-size</text:span> is not specified, the value of the size of the property is assumed.</text:p>
        </text:list-item>
        <text:list-item>
          <text:p text:style-name="P52"><text:span text:style-name="Código">on-change </text:span>(one, optional): Action to execute when the value of this property changes.</text:p>
        </text:list-item>
        <text:list-item>
          <text:p text:style-name="P52"><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31" text:outline-level="3">Label format</text:h>
                </text:list-item>
              </text:list>
            </text:list-item>
          </text:list>
        </text:list-item>
      </text:list>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31"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8">&lt;/</text:span><text:span text:style-name="T19">property-view</text:span><text:span text:style-name="T18">&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31"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6"/>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list text:continue-numbering="true">
                <text:list-item>
                  <text:h text:style-name="P31" text:outline-level="3">Choosing an editor <text:span text:style-name="T1">(new in v2.1.3)</text:span></text:h>
                </text:list-item>
              </text:list>
            </text:list-item>
          </text:list>
        </text:list-item>
      </text:list>
      <text:p text:style-name="Text_20_body">An editor display the property to the user and allows him to edit its value. OpenXava uses by default the editor associated to the stereotype or type of the property, but you can specify a concrete editor for display a property in a view.</text:p>
      <text:p text:style-name="Text_20_body">For example, OpenXava uses a combo for editing the properties of type <text:span text:style-name="Código">valid-values</text:span>, but if you want to display a property of this type in some particular view using a radio button you can define that view in this way:</text:p>
      <text:p text:style-name="Código"><text:span text:style-name="T8">&lt;</text:span><text:span text:style-name="T9">view </text:span><text:span text:style-name="T10">name</text:span><text:span text:style-name="T11">=</text:span><text:span text:style-name="T12">"TypeWithRadioButton"</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type" </text:span><text:span text:style-name="T10">editor</text:span><text:span text:style-name="T11">=</text:span><text:span text:style-name="T12">"ValidValuesRadioButton"</text:span><text:span text:style-name="T8">/&gt;</text:span></text:p>
      <text:p text:style-name="Código"><text:span text:style-name="T11"><text:tab/></text:span><text:span text:style-name="T8">&lt;</text:span><text:span text:style-name="T9">members</text:span><text:span text:style-name="T8">&gt;</text:span>number; type; name; address<text:span text:style-name="T8">&lt;/</text:span><text:span text:style-name="T9">members</text:span><text:span text:style-name="T8">&gt;</text:span></text:p>
      <text:p text:style-name="Código"><text:span text:style-name="T28">&lt;/</text:span><text:span text:style-name="T29">view</text:span><text:span text:style-name="T28">&gt;</text:span></text:p>
      <text:p text:style-name="Text_20_body">In this case for displaying/editing the editor <text:span text:style-name="Código">ValidValuesRadioButton</text:span> will be used, instead of default one. <text:span text:style-name="Código">ValidValueRadioButton</text:span> is defined in <text:span text:style-name="Archivo_2f_Directorio">OpenXava/xava/default-editors.xml</text:span> as following:</text:p>
      <text:p text:style-name="Código"><text:span text:style-name="T8">&lt;</text:span><text:span text:style-name="T9">editor </text:span><text:span text:style-name="T10">name</text:span><text:span text:style-name="T11">=</text:span><text:span text:style-name="T12">"ValidValuesRadioButton" </text:span><text:span text:style-name="T10">url</text:span><text:span text:style-name="T11">=</text:span><text:span text:style-name="T12">"radioButtonEditor.jsp"</text:span><text:span text:style-name="T8">/&gt;</text:span><text:span text:style-name="T11"> <text:s/></text:span></text:p>
      <text:p text:style-name="Text_20_body">This editor is included with OpenXava, but you can create your own editors with your custom JSP code and declare them in the file <text:span text:style-name="Archivo_2f_Directorio">xava/editors.xml</text:span> of your project.</text:p>
      <text:p text:style-name="Text_20_body">This feature is for changing the editor only in one view. If you want to change the editor for a type, steroetype or a property of a model at application level then it's better to configure it using <text:span text:style-name="Archivo_2f_Directorio">xava/editors.xml</text:span> file.</text:p>
      <text:list text:style-name="L1" text:continue-numbering="true">
        <text:list-item>
          <text:list text:continue-numbering="true">
            <text:list-item>
              <text:h text:style-name="P11"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P26"><text:span text:style-name="T10"><text:tab/>modify</text:span>=<text:span text:style-name="T12">"true|false"<text:tab/><text:tab/><text:tab/> </text:span>(6)<text:tab/>new in v2.0.4</text:p>
      <text:p text:style-name="Código"><text:span text:style-name="T11"><text:tab/></text:span><text:span text:style-name="T10">search</text:span><text:span text:style-name="T11">=</text:span><text:span text:style-name="T12">"true|false"<text:tab/><text:tab/><text:tab/> </text:span><text:span text:style-name="T11">(7)</text:span></text:p>
      <text:p text:style-name="P26"><text:tab/><text:span text:style-name="T10">as-aggregate</text:span>=<text:span text:style-name="T12">"true|false"<text:tab/><text:tab/> </text:span>(8)<text:tab/>new in v2.0.3</text:p>
      <text:p text:style-name="P27">&gt;</text:p>
      <text:p text:style-name="Código"><text:span text:style-name="T8"><text:tab/>&lt;</text:span><text:span text:style-name="T9">search-action </text:span><text:span text:style-name="T11">... </text:span><text:span text:style-name="T8">/&gt;</text:span><text:span text:style-name="T11"><text:tab/><text:tab/> (9)</text:span></text:p>
      <text:p text:style-name="Código"><text:span text:style-name="T11"><text:tab/></text:span><text:span text:style-name="T8">&lt;</text:span><text:span text:style-name="T9">descriptions-list </text:span><text:span text:style-name="T11">... </text:span><text:span text:style-name="T8">/&gt;</text:span><text:span text:style-name="T11"><text:tab/><text:tab/>(10)</text:span></text:p>
      <text:p text:style-name="P26"><text:span text:style-name="T8"><text:tab/>&lt;</text:span><text:span text:style-name="T9">action </text:span>... <text:span text:style-name="T8">/&gt;</text:span> ...<text:tab/><text:tab/><text:tab/>(11)<text:tab/>new in v2.0.1</text:p>
      <text:p text:style-name="Código"><text:span text:style-name="T8">&lt;/</text:span><text:span text:style-name="T9">reference-view&gt;</text:span></text:p>
      <text:list text:style-name="L30">
        <text:list-item>
          <text:p text:style-name="P53"><text:span text:style-name="Código">reference</text:span> (required): Name of the reference to refine its presentation.</text:p>
        </text:list-item>
        <text:list-item>
          <text:p text:style-name="P53"><text:span text:style-name="Código">view</text:span> (optional): If you omit this attribute, then the default view of the referenced object is used. With this attribute you can indicate that it uses another view.</text:p>
        </text:list-item>
        <text:list-item>
          <text:p text:style-name="P53"><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3"><text:span text:style-name="Código">frame</text:span> (optional): If the reference is displayed inside a frame. The default value is <text:span text:style-name="Código">true</text:span>.</text:p>
        </text:list-item>
        <text:list-item>
          <text:p text:style-name="P53"><text:span text:style-name="Código">create</text:span> (optional): If the final user can create new objects of the referenced type from here. The default value is <text:span text:style-name="Código">true</text:span>.</text:p>
        </text:list-item>
        <text:list-item>
          <text:p text:style-name="P53"><text:span text:style-name="Código">modify</text:span> (optional): <text:span text:style-name="T1">(new in v2.0.4)</text:span> If the final user can modify the current referenced object from here. The default value is <text:span text:style-name="Código">true</text:span>.</text:p>
        </text:list-item>
        <text:list-item>
          <text:p text:style-name="P53"><text:span text:style-name="Código">search</text:span> (optional): If the user will have a link to make searches with a list, filters, etc. The default value is <text:span text:style-name="Código">true</text:span>.</text:p>
        </text:list-item>
        <text:list-item>
          <text:p text:style-name="P53"><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3"><text:span text:style-name="Código">search-action</text:span> (one, optional): Allows you to specify your own action for searching.</text:p>
        </text:list-item>
        <text:list-item>
          <text:p text:style-name="P53"><text:span text:style-name="Código">descriptions-list</text:span>: Display the data as a list of descriptions, typically as a combo. Useful when there are few elements of the referenced object.</text:p>
        </text:list-item>
        <text:list-item>
          <text:p text:style-name="P53"><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8">&lt;/</text:span><text:span text:style-name="T19">entity</text:span><text:span text:style-name="T18">&gt;</text:span></text:p>
      <text:p text:style-name="Text_20_body">The user interface will look like this <text:span text:style-name="T1">(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31" text:outline-level="3">Choose view</text:h>
                </text:list-item>
              </text:list>
            </text:list-item>
          </text:list>
        </text:list-item>
      </text:list>
      <text:p text:style-name="Text_20_body">The most simple customization is to specify the view of the referenced object that you want to use:</text:p>
      <text:p text:style-name="P34"><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8">&lt;/</text:span><text:span text:style-name="T19">component</text:span><text:span text:style-name="T18">&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31"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8">&lt;/</text:span><text:span text:style-name="T19">members</text:span><text:span text:style-name="T18">&gt;</text:span><text:span text:style-name="T22"><text:tab/><text:tab/></text:span></text:p>
      <text:p text:style-name="P54"><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31"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8">&lt;/</text:span><text:span text:style-name="T19">reference-view</text:span><text:span text:style-name="T18">&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31"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31" text:outline-level="3">Custom modification action <text:span text:style-name="T1">(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55">&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55">--&gt;</text:p>
      <text:p text:style-name="Código"><text:span text:style-name="T8">&lt;</text:span><text:span text:style-name="T9">controller </text:span><text:span text:style-name="T10">name</text:span><text:span text:style-name="T11">=</text:span><text:span text:style-name="T12">"WarehouseModific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Modific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odify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31"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6">/&gt;</text:p>
      <text:list text:style-name="L31">
        <text:list-item>
          <text:p text:style-name="P57"><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7"><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7"><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7"><text:span text:style-name="Código">condition</text:span> (optional): Allows to specify a condition (with SQL style) to filter the values that are shown in the description list.</text:p>
        </text:list-item>
        <text:list-item>
          <text:p text:style-name="P57"><text:span text:style-name="Código">order-by-key</text:span> (optional): By default the data is ordered by description, but if you set this property to <text:span text:style-name="Código">true</text:span> it will be ordered by key.</text:p>
        </text:list-item>
        <text:list-item>
          <text:p text:style-name="P57"><text:span text:style-name="Código">order</text:span> (optional): Allows to specify an order (with SQL style) for the values that are shown in the description list.</text:p>
        </text:list-item>
        <text:list-item>
          <text:p text:style-name="P57"><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8">&lt;/</text:span><text:span text:style-name="T19">reference-view</text:span><text:span text:style-name="T18">&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h text:style-name="P11" text:outline-level="2">Collection view</text:h>
            </text:list-item>
          </text:list>
        </text:list-item>
      </text:list>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6"><text:span text:style-name="T10"><text:tab/>modify-reference</text:span>=<text:span text:style-name="T12">"true|false"<text:tab/> </text:span>(6) new in v2.0.4</text:p>
      <text:p text:style-name="P26"><text:span text:style-name="T10"><text:tab/>as-aggregate</text:span>=<text:span text:style-name="T12">"true|false"<text:tab/> <text:tab/> </text:span>(7) new in v2.0.2</text:p>
      <text:p text:style-name="P27">&gt;</text:p>
      <text:p text:style-name="Código"><text:span text:style-name="T8"><text:tab/>&lt;</text:span><text:span text:style-name="T9">list-properties </text:span><text:span text:style-name="T11">... </text:span><text:span text:style-name="T8">/&gt;</text:span><text:span text:style-name="T11"><text:tab/><text:tab/> (8)</text:span></text:p>
      <text:p text:style-name="Código"><text:span text:style-name="T11"><text:tab/></text:span><text:span text:style-name="T8">&lt;</text:span><text:span text:style-name="T9">edit-action </text:span><text:span text:style-name="T11">... </text:span><text:span text:style-name="T8">/&gt;</text:span><text:span text:style-name="T11"><text:tab/><text:tab/><text:tab/> (9)</text:span></text:p>
      <text:p text:style-name="Código"><text:span text:style-name="T11"><text:tab/></text:span><text:span text:style-name="T8">&lt;</text:span><text:span text:style-name="T9">view-action </text:span><text:span text:style-name="T11">... </text:span><text:span text:style-name="T8">/&gt;</text:span><text:span text:style-name="T11"><text:tab/><text:tab/><text:tab/>(10) </text:span></text:p>
      <text:p text:style-name="P26"><text:tab/><text:span text:style-name="T8">&lt;new</text:span><text:span text:style-name="T9">-action </text:span>... <text:span text:style-name="T8">/&gt;</text:span><text:tab/><text:tab/><text:tab/>(11) new in v2.0.2</text:p>
      <text:p text:style-name="P26"><text:tab/><text:span text:style-name="T8">&lt;save</text:span><text:span text:style-name="T9">-action </text:span>... <text:span text:style-name="T8">/&gt;</text:span><text:tab/><text:tab/><text:tab/>(12) new in v2.0.2</text:p>
      <text:p text:style-name="P26"><text:tab/><text:span text:style-name="T8">&lt;hide-detail-</text:span><text:span text:style-name="T9">action </text:span>... <text:span text:style-name="T8">/&gt;</text:span><text:tab/>(13) new in v2.0.2</text:p>
      <text:p text:style-name="P26"><text:span text:style-name="T8"><text:tab/>&lt;remove</text:span><text:span text:style-name="T9">-action </text:span>... <text:span text:style-name="T8">/&gt;</text:span><text:tab/><text:tab/>(14) new in v2.0.2</text:p>
      <text:p text:style-name="P26"><text:tab/><text:span text:style-name="T8">&lt;remove</text:span><text:span text:style-name="T9">-selected-action </text:span>... <text:span text:style-name="T8">/&gt;</text:span><text:tab/>(15) new in v2.1</text:p>
      <text:p text:style-name="Código"><text:span text:style-name="T11"><text:tab/></text:span><text:span text:style-name="T8">&lt;</text:span><text:span text:style-name="T9">list-action </text:span><text:span text:style-name="T11">... </text:span><text:span text:style-name="T8">/&gt;</text:span><text:span text:style-name="T11"> ...<text:tab/><text:tab/>(16)</text:span></text:p>
      <text:p text:style-name="Código"><text:span text:style-name="T11"><text:tab/></text:span><text:span text:style-name="T8">&lt;</text:span><text:span text:style-name="T9">detail-action </text:span><text:span text:style-name="T11">... </text:span><text:span text:style-name="T8">/&gt;</text:span><text:span text:style-name="T11"> ...<text:tab/><text:tab/>(17)</text:span></text:p>
      <text:p text:style-name="Código"><text:span text:style-name="T18">&lt;/</text:span><text:span text:style-name="T19">collection-view</text:span><text:span text:style-name="T18">&gt;</text:span></text:p>
      <text:list text:style-name="L32">
        <text:list-item>
          <text:p text:style-name="P58"><text:span text:style-name="Código">collection</text:span> (required): The look of the collection with this name will be customized.</text:p>
        </text:list-item>
        <text:list-item>
          <text:p text:style-name="P58"><text:span text:style-name="Código">view</text:span> (optional): The view of the referenced object (each collection element) which is used to display the detail. By default the default view is used.</text:p>
        </text:list-item>
        <text:list-item>
          <text:p text:style-name="P58"><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8"><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8"><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58"><text:span text:style-name="Código">modify-reference</text:span> (optional): <text:span text:style-name="T1">(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58"><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58"><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58"><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58"><text:span text:style-name="Código">view-action</text:span> (one, optional): Allows you to define your custom action to view a collection element. This is the action showed in each row, if the collection is read only.</text:p>
        </text:list-item>
        <text:list-item>
          <text:p text:style-name="P58"><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58"><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58"><text:span text:style-name="Código">hide-detail-action</text:span> (one, optional): <text:span text:style-name="T1">(new in v2.0.2)</text:span> Allows you to define your custom action to hide the detail view. This is the action executed on click in 'Close' link.</text:p>
        </text:list-item>
        <text:list-item>
          <text:p text:style-name="P58"><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58"><text:span text:style-name="Código">remove-selected-action</text:span> (one, optional): <text:span text:style-name="T1">(new in v2.1)</text:span> Allows you to define your custom action to remove the selected elements from the collection. This is the action executed when a user select some rows and then click in 'Remove selected' link.</text:p>
        </text:list-item>
        <text:list-item>
          <text:p text:style-name="P58"><text:span text:style-name="Código">list-action</text:span> (several, optional): To add actions in list mode; usually actions which scope is the entire collection.</text:p>
        </text:list-item>
        <text:list-item>
          <text:p text:style-name="P58"><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8">&lt;/</text:span><text:span text:style-name="T19">collection-view</text:span><text:span text:style-name="T18">&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This view is also used if the user click on 'Add' in a collection of aggregates, but in the case of a collection of entities OpenXava does not show this view, instead it shown a list of entities to add <text:span text:style-name="T1">(new in v2.2)</text:span>.</text:p>
      <text:p text:style-name="Text_20_body">If the view <text:span text:style-name="Código">Simple</text:span> of <text:span text:style-name="Código">Customer</text:span> is like this:</text:p>
      <text:p text:style-name="P34"><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31"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31"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 <text:span text:style-name="T1">(since v2.1.4 check box is always present in all collections)</text:span>.</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p text:style-name="Text_20_body">Also it's possible to use actions for list mode (see at section section 7.5) as list actions for a collection <text:span text:style-name="T1">(new in v2.1.4)</text:span>.</text:p>
      <text:list text:style-name="L1" text:continue-numbering="true">
        <text:list-item>
          <text:list text:continue-numbering="true">
            <text:list-item>
              <text:list text:continue-numbering="true">
                <text:list-item>
                  <text:h text:style-name="P31" text:outline-level="3">Default list actions <text:span text:style-name="T1">(new in v2.1.4)</text:span></text:h>
                </text:list-item>
              </text:list>
            </text:list-item>
          </text:list>
        </text:list-item>
      </text:list>
      <text:p text:style-name="Text_20_body">If you want to add some custom list actions to all the collection of your application you can do it creating a controller called <text:span text:style-name="Código">DefaultListActionsForCollections</text:span> in your own <text:span text:style-name="Archivo_2f_Directorio">xava/controller.xml</text:span> file as following:</text:p>
      <text:p text:style-name="Código"><text:span text:style-name="T8">&lt;</text:span><text:span text:style-name="T9">controller </text:span><text:span text:style-name="T10">name</text:span><text:span text:style-name="T11">=</text:span><text:span text:style-name="T12">"DefaultListActionsForCollection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exportAsXML" </text:span></text:p>
      <text:p text:style-name="Código"><text:span text:style-name="T12"><text:tab/><text:tab/></text:span><text:span text:style-name="T10">class</text:span><text:span text:style-name="T11">=</text:span><text:span text:style-name="T12">"org.openxava.test.actions.ExportAsXML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28">&lt;/</text:span><text:span text:style-name="T29">controller</text:span><text:span text:style-name="T28">&gt;</text:span></text:p>
      <text:p text:style-name="Text_20_body">In this way all the collections will have the actions of <text:span text:style-name="Código">Print</text:span> controller (for export to Excel and generate PDF report) and your own <text:span text:style-name="Código">ExportAsXMLAction</text:span>. This has the same effect of <text:span text:style-name="Código">&lt;list-action/&gt;</text:span> element (in section 4.4.2) but it apply to all collections at once.</text:p>
      <text:p text:style-name="Text_20_body">This feature does not apply to calculated collections <text:span text:style-name="T1">(new in v2.2.1)</text:span>.</text:p>
      <text:list text:style-name="L1" text:continue-numbering="true">
        <text:list-item>
          <text:list text:continue-numbering="true">
            <text:list-item>
              <text:list text:continue-numbering="true">
                <text:list-item>
                  <text:h text:style-name="P31"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31" text:outline-level="3">Refining collection view default behavior <text:span text:style-name="T1">(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list text:style-name="L1" text:continue-numbering="true">
        <text:list-item>
          <text:list text:continue-numbering="true">
            <text:list-item>
              <text:h text:style-name="P11"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8">&lt;/</text:span><text:span text:style-name="T19">view</text:span><text:span text:style-name="T1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11"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11"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8">&lt;/</text:span><text:span text:style-name="T19">editors</text:span><text:span text:style-name="T1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7">&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8">&lt;/</text:span><text:span text:style-name="T19">editor</text:span><text:span text:style-name="T18">&gt;</text:span></text:p>
      <text:list text:style-name="L33">
        <text:list-item>
          <text:p text:style-name="P59"><text:span text:style-name="Código">url</text:span> (required): URL of JSP fragment that implements editor.</text:p>
        </text:list-item>
        <text:list-item>
          <text:p text:style-name="P59"><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59"><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9"><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59"><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59"><text:span text:style-name="Código">property</text:span> (several, optional): Set values in the editor; this way you can configure your editor and use it several times in different cases.</text:p>
        </text:list-item>
        <text:list-item>
          <text:p text:style-name="P59"><text:span text:style-name="Código">formatter</text:span> (one, optional): Java class to define the conversion from Java to HTML and from HTML to Java.</text:p>
        </text:list-item>
        <text:list-item>
          <text:p text:style-name="P59"><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8">&lt;/</text:span><text:span text:style-name="T19">editor</text:span><text:span text:style-name="T18">&gt;</text:span></text:p>
      <text:p text:style-name="Text_20_body">Here a group of basic types is assigned to the editor <text:span text:style-name="Archivo_2f_Directorio">textEditor.jsp</text:span>. The JSP code of this editor is:</text:p>
      <text:p text:style-name="Código"><text:span text:style-name="T30">&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30">%&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31">(1)</text:span></text:p>
      <text:p text:style-name="Código"><text:span text:style-name="T11">MetaProperty p = (MetaProperty) </text:span><text:span text:style-name="T20">request</text:span><text:span text:style-name="T11">.getAttribute(propertyKey);<text:tab/><text:tab/>// </text:span><text:span text:style-name="T31">(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31">(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31">(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31">(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31">(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31">(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31">(5)</text:span></text:p>
      <text:p text:style-name="Código">%&gt;</text:p>
      <text:p text:style-name="Código"><text:span text:style-name="T11">&lt;input name="</text:span><text:span text:style-name="T30">&lt;%=</text:span><text:span text:style-name="T11">propertyKey</text:span><text:span text:style-name="T30">%&gt;</text:span><text:span text:style-name="T11">" class=editor<text:tab/><text:tab/><text:tab/><text:tab/><text:tab/>&lt;!-- </text:span><text:span text:style-name="T31">(1)</text:span><text:span text:style-name="T11"> --&gt;</text:span></text:p>
      <text:p text:style-name="Código"><text:tab/>type="text" </text:p>
      <text:p text:style-name="Código"><text:span text:style-name="T11"><text:tab/>title="</text:span><text:span text:style-name="T30">&lt;%=</text:span><text:span text:style-name="T11">p.getDescription(</text:span><text:span text:style-name="T20">request</text:span><text:span text:style-name="T11">)</text:span><text:span text:style-name="T30">%&gt;</text:span><text:span text:style-name="T11">"</text:span></text:p>
      <text:p text:style-name="Código"><text:span text:style-name="T11"><text:tab/>align='</text:span><text:span text:style-name="T30">&lt;%=</text:span><text:span text:style-name="T11">align</text:span><text:span text:style-name="T30">%&gt;</text:span><text:span text:style-name="T11">'<text:tab/><text:tab/><text:tab/><text:tab/><text:tab/><text:tab/><text:tab/><text:tab/>&lt;!-- </text:span><text:span text:style-name="T31">(4)</text:span><text:span text:style-name="T11"> --&gt;</text:span></text:p>
      <text:p text:style-name="Código"><text:span text:style-name="T11"><text:tab/>maxlength="</text:span><text:span text:style-name="T30">&lt;%=</text:span><text:span text:style-name="T11">p.getSize()</text:span><text:span text:style-name="T30">%&gt;</text:span><text:span text:style-name="T11">" </text:span></text:p>
      <text:p text:style-name="Código"><text:span text:style-name="T11"><text:tab/>size="</text:span><text:span text:style-name="T30">&lt;%=</text:span><text:span text:style-name="T11">p.getSize()</text:span><text:span text:style-name="T30">%&gt;</text:span><text:span text:style-name="T11">" </text:span></text:p>
      <text:p text:style-name="Código"><text:span text:style-name="T11"><text:tab/>value="</text:span><text:span text:style-name="T30">&lt;%=</text:span><text:span text:style-name="T11">fvalue</text:span><text:span text:style-name="T30">%&gt;</text:span><text:span text:style-name="T11">"<text:tab/><text:tab/><text:tab/><text:tab/><text:tab/><text:tab/><text:tab/><text:tab/>&lt;!-- </text:span><text:span text:style-name="T31">(3)</text:span><text:span text:style-name="T11"> --&gt;</text:span></text:p>
      <text:p text:style-name="Código"><text:span text:style-name="T11"><text:tab/></text:span><text:span text:style-name="T30">&lt;%=</text:span><text:span text:style-name="T11">disabled</text:span><text:span text:style-name="T30">%&gt;<text:tab/><text:tab/><text:tab/><text:tab/><text:tab/><text:tab/><text:tab/><text:tab/></text:span><text:span text:style-name="T11">&lt;!-- </text:span><text:span text:style-name="T31">(5)</text:span><text:span text:style-name="T11"> --&gt;</text:span></text:p>
      <text:p text:style-name="Código"><text:span text:style-name="T11"><text:tab/></text:span><text:span text:style-name="T30">&lt;%=</text:span><text:span text:style-name="T11">script</text:span><text:span text:style-name="T30">%&gt;<text:tab/><text:tab/><text:tab/><text:tab/><text:tab/><text:tab/><text:tab/><text:tab/><text:tab/></text:span><text:span text:style-name="T11">&lt;!-- </text:span><text:span text:style-name="T31">(6)</text:span><text:span text:style-name="T11"> --&gt;</text:span><text:span text:style-name="T30"><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30">&lt;%=</text:span><text:span text:style-name="T11">fvalue</text:span><text:span text:style-name="T30">%&gt;</text:span><text:span text:style-name="T11">&amp;nbsp;<text:tab/></text:span></text:p>
      <text:p text:style-name="Código">&lt;%</text:p>
      <text:p text:style-name="Código">}</text:p>
      <text:p text:style-name="Código">%&gt;</text:p>
      <text:p text:style-name="Código"><text:span text:style-name="T30">&lt;%</text:span><text:span text:style-name="T11"> </text:span><text:span text:style-name="T20">if</text:span><text:span text:style-name="T11"> (!editable) { </text:span><text:span text:style-name="T30">%&gt;</text:span></text:p>
      <text:p text:style-name="Código"><text:span text:style-name="T11"><text:tab/>&lt;input type="hidden" name="</text:span><text:span text:style-name="T30">&lt;%=</text:span><text:span text:style-name="T11">propertyKey</text:span><text:span text:style-name="T30">%&gt;</text:span><text:span text:style-name="T11">" value="</text:span><text:span text:style-name="T30">&lt;%=</text:span><text:span text:style-name="T11">fvalue</text:span><text:span text:style-name="T30">%&gt;</text:span><text:span text:style-name="T11">"&gt;</text:span></text:p>
      <text:p text:style-name="Código"><text:span text:style-name="T30">&lt;%</text:span><text:span text:style-name="T11"> } </text:span><text:span text:style-name="T30">%&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11"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2">&lt;%@ </text:span><text:span text:style-name="T9">page </text:span><text:span text:style-name="T10">import</text:span><text:span text:style-name="T11">=</text:span><text:span text:style-name="T12">"java.util.Collection" </text:span><text:span text:style-name="T32">%&gt;</text:span></text:p>
      <text:p text:style-name="Código"><text:span text:style-name="T32">&lt;%@ </text:span><text:span text:style-name="T9">page </text:span><text:span text:style-name="T10">import</text:span><text:span text:style-name="T11">=</text:span><text:span text:style-name="T12">"java.util.Collections" </text:span><text:span text:style-name="T32">%&gt;</text:span></text:p>
      <text:p text:style-name="Código"><text:span text:style-name="T32">&lt;%@ </text:span><text:span text:style-name="T9">page </text:span><text:span text:style-name="T10">import</text:span><text:span text:style-name="T11">=</text:span><text:span text:style-name="T12">"java.util.Arrays" </text:span><text:span text:style-name="T32">%&gt;</text:span></text:p>
      <text:p text:style-name="Código"><text:span text:style-name="T32">&lt;%@ </text:span><text:span text:style-name="T9">page </text:span><text:span text:style-name="T10">import</text:span><text:span text:style-name="T11">=</text:span><text:span text:style-name="T12">"org.openxava.util.Labels" </text:span><text:span text:style-name="T32">%&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31">(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32">&lt;%=</text:span><text:span text:style-name="T11">propertyKey</text:span><text:span text:style-name="T32">%&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32">&lt;%=</text:span><text:span text:style-name="T11">style.getEditor()</text:span><text:span text:style-name="T32">%&gt;</text:span><text:span text:style-name="T11"> </text:span></text:p>
      <text:p text:style-name="Código"><text:span text:style-name="T11"><text:tab/></text:span><text:span text:style-name="T32">&lt;%=</text:span><text:span text:style-name="T11">disabled</text:span><text:span text:style-name="T32">%&gt;</text:span></text:p>
      <text:p text:style-name="Código"><text:span text:style-name="T11"><text:tab/></text:span><text:span text:style-name="T32">&lt;%=</text:span><text:span text:style-name="T11">script</text:span><text:span text:style-name="T32">%&gt;</text:span><text:span text:style-name="T8">&gt;</text:span></text:p>
      <text:p text:style-name="Código"><text:span text:style-name="T11"><text:tab/></text:span><text:span text:style-name="T32">&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32">%&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32">&lt;%=</text:span><text:span text:style-name="T11">i</text:span><text:span text:style-name="T32">%&gt;</text:span>"<text:span text:style-name="T11"> </text:span><text:span text:style-name="T32">&lt;%=</text:span><text:span text:style-name="T11">selected</text:span><text:span text:style-name="T32">%&gt;</text:span><text:span text:style-name="T8">&gt;</text:span></text:p>
      <text:p text:style-name="Código"><text:span text:style-name="T8"><text:tab/><text:tab/></text:span><text:span text:style-name="T32">&lt;%=</text:span><text:span text:style-name="T11">Labels.get(</text:span><text:span text:style-name="T12">"regions."</text:span><text:span text:style-name="T11"> + i, request.getLocale())</text:span><text:span text:style-name="T32">%&gt;</text:span></text:p>
      <text:p text:style-name="Código"><text:span text:style-name="T32"><text:tab/></text:span><text:span text:style-name="T8">&lt;/</text:span><text:span text:style-name="T9">option</text:span><text:span text:style-name="T8">&gt;</text:span></text:p>
      <text:p text:style-name="Código"><text:span text:style-name="T11"><text:tab/></text:span><text:span text:style-name="T32">&lt;%</text:span></text:p>
      <text:p text:style-name="Código"><text:tab/>}</text:p>
      <text:p text:style-name="Código"><text:span text:style-name="T11"><text:tab/></text:span><text:span text:style-name="T32">%&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32">&lt;%=</text:span><text:span text:style-name="T11">Labels.get(</text:span><text:span text:style-name="T12">"regions."</text:span><text:span text:style-name="T11"> + fvalues[i], request.getLocale())</text:span><text:span text:style-name="T32">%&gt;</text:span></text:p>
      <text:p text:style-name="Código">&lt;%</text:p>
      <text:p text:style-name="Código"><text:tab/>}</text:p>
      <text:p text:style-name="Código">}</text:p>
      <text:p text:style-name="Código">%&gt;</text:p>
      <text:p text:style-name="Código"/>
      <text:p text:style-name="Código"><text:span text:style-name="T32">&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32">&lt;%=</text:span><text:span text:style-name="T11">propertyKey</text:span><text:span text:style-name="T32">%&gt;</text:span>"<text:span text:style-name="T11"> </text:span><text:span text:style-name="T10">value</text:span><text:span text:style-name="T11">=</text:span>"<text:span text:style-name="T32">&lt;%=</text:span><text:span text:style-name="T11">fvalues[i]</text:span><text:span text:style-name="T32">%&gt;</text:span>"<text:span text:style-name="T8">&gt;</text:span><text:span text:style-name="T11"><text:tab/><text:tab/></text:span></text:p>
      <text:p text:style-name="Código">&lt;%</text:p>
      <text:p text:style-name="Código"><text:tab/>}</text:p>
      <text:p text:style-name="Código">} </text:p>
      <text:p text:style-name="Código"><text:span text:style-name="T32">%&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11"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4">
        <text:list-item>
          <text:p text:style-name="P60"><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0"><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0"><text:span text:style-name="Código">descriptionProperty</text:span> or <text:span text:style-name="Código">descriptionProperties</text:span>: Property or list of properties to show in combo.</text:p>
        </text:list-item>
        <text:list-item>
          <text:p text:style-name="P60"><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0"><text:span text:style-name="Código">readOnlyAsLabel</text:span>: When it is read only, then it is rendered as label. The default is <text:span text:style-name="Código">false</text:span>.</text:p>
        </text:list-item>
        <text:list-item>
          <text:p text:style-name="P60"><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0"><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0"><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0"><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11" text:outline-level="2">Transient component: Only for creating views (new in v2.1.3)</text:h>
            </text:list-item>
          </text:list>
        </text:list-item>
      </text:list>
      <text:p text:style-name="Text_20_body">In OpenXava it is not possible to have a view without model. Thus if you want to draw an arbitrary user interface, you need to create a component, declare it as transient<text:span text:style-name="T1"> (new in v2.1.3)</text:span> and define your view from it.</text:p>
      <text:p text:style-name="Text_20_body">An transient component is not associated to any table of the database, typically it's used only for display User Interfaces not related to any data in database.</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an OpenXava transient component (not persistent).</text:p>
      <text:p text:style-name="Código"/>
      <text:p text:style-name="Código"><text:tab/>This can be used, for example, to display a dialog,</text:p>
      <text:p text:style-name="Código"><text:tab/>or any other graphical interface.</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tab/><text:tab/><text:tab/><text:tab/><text:tab/><text:tab/><text:tab/><text:tab/><text:tab/><text:tab/></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ransient/&gt;<text:tab/><text:tab/><text:tab/><text:tab/><text:tab/><text:tab/><text:tab/><text:tab/><text:tab/><text:tab/></text:span><text:span text:style-name="T11">(1)</text:span></text:p>
      <text:p text:style-name="Código"><text:tab/></text:p>
      <text:p text:style-name="Código"><text:span text:style-name="T8">&lt;/</text:span><text:span text:style-name="T9">component</text:span><text:span text:style-name="T8">&gt;</text:span></text:p>
      <text:p text:style-name="Text_20_body">For defining a component as transient you only need to put <text:span text:style-name="Código">&lt;transient/&gt;</text:span> at the end of the component definition (1), just in the part for the mappings. You mustn't put the mapping nor declare properties as key.</text:p>
      <text:p text:style-name="Text_20_body">This way you can design a dialog that can be useful, for example, to print a report of families or products filtered by subfamily. </text:p>
      <text:p text:style-name="Text_20_body">With this simple trick you can use OpenXava as a simple and flexible generator for user interfaces although the displayed data won't be stored.</text:p>
      <text:list text:style-name="L1" text:continue-numbering="true">
        <text:list-item>
          <text:h text:style-name="P9" text:outline-level="1"><draw:frame draw:style-name="fr3"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3"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5">
        <text:list-item>
          <text:p text:style-name="P61">Filter by any columns or a combination of them.</text:p>
        </text:list-item>
        <text:list-item>
          <text:p text:style-name="P61">Order by any column with a single click.</text:p>
        </text:list-item>
        <text:list-item>
          <text:p text:style-name="P61">Display data by pages, and therefore the user can work efficiently with millions of records.</text:p>
        </text:list-item>
        <text:list-item>
          <text:p text:style-name="P61">Customize the list: add, remove and change the column order (with the little pencil in the left top corner). This customizations are remembered by user.</text:p>
        </text:list-item>
        <text:list-item>
          <text:p text:style-name="P61">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7">&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6">
        <text:list-item>
          <text:p text:style-name="P62"><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2"><text:span text:style-name="Código">filter</text:span> (one, optional): Allows to define programmatically some logic to apply to the values entered by user when he filters the list data.</text:p>
        </text:list-item>
        <text:list-item>
          <text:p text:style-name="P62"><text:span text:style-name="Código">row-style</text:span> (several, optional): A simple way to specify a different visual style for some rows. Normally to emphasize rows that fulfill certain condition.</text:p>
        </text:list-item>
        <text:list-item>
          <text:p text:style-name="P62"><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2"><text:span text:style-name="Código">base-condition</text:span> (one, optional): Condition to be fulfilled by the displayed data. It's added to the user condition if needed.</text:p>
        </text:list-item>
        <text:list-item>
          <text:p text:style-name="P62"><text:span text:style-name="Código">default-order</text:span> (one, optional): To specify the initial order for data.</text:p>
        </text:list-item>
      </text:list>
      <text:list text:style-name="L1" text:continue-numbering="true">
        <text:list-item>
          <text:list text:continue-numbering="true">
            <text:list-item>
              <text:h text:style-name="P11"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8">&lt;/</text:span><text:span text:style-name="T19">tab</text:span><text:span text:style-name="T1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11" text:outline-level="2">Filters and base condition</text:h>
            </text:list-item>
          </text:list>
        </text:list-item>
      </text:list>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4"><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list text:style-name="L1" text:continue-numbering="true">
        <text:list-item>
          <text:list text:continue-numbering="true">
            <text:list-item>
              <text:h text:style-name="P11" text:outline-level="2">Pure SQL select</text:h>
            </text:list-item>
          </text:list>
        </text:list-item>
      </text:list>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11" text:outline-level="2">Default order</text:h>
            </text:list-item>
          </text:list>
        </text:list-item>
      </text:list>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8">&lt;/</text:span><text:span text:style-name="T19">tab</text:span><text:span text:style-name="T18">&gt;</text:span></text:p>
      <text:p text:style-name="Text_20_body">This specified the initial order and the user can choose any other order by clicking in the heading of a column.</text:p>
      <text:list text:style-name="L1" text:continue-numbering="true">
        <text:list-item>
          <text:h text:style-name="P9"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7">
        <text:list-item>
          <text:p text:style-name="P63">Hibernate 3.x.</text:p>
        </text:list-item>
      </text:list>
      <text:list text:style-name="L38">
        <text:list-item>
          <text:p text:style-name="P64">EntityBeans CMP 2 of JBoss 3.2.x y 4.0.x.</text:p>
        </text:list-item>
        <text:list-item>
          <text:p text:style-name="P64">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11" text:outline-level="2">Entity mapping</text:h>
            </text:list-item>
          </text:list>
        </text:list-item>
      </text:list>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8">&lt;/</text:span><text:span text:style-name="T19">entity-mapping</text:span><text:span text:style-name="T18">&gt;</text:span><text:span text:style-name="T22"><text:tab/></text:span></text:p>
      <text:list text:style-name="L39">
        <text:list-item>
          <text:p text:style-name="P65"><text:span text:style-name="Código">table</text:span> (required): Maps this table to the main entity of component.</text:p>
        </text:list-item>
        <text:list-item>
          <text:p text:style-name="P65"><text:span text:style-name="Código">property-mapping</text:span> (several, optional): Maps a property to a column in the database table.</text:p>
        </text:list-item>
        <text:list-item>
          <text:p text:style-name="P65"><text:span text:style-name="Código">reference-mapping</text:span> (several, optional): Maps a reference to one or more columns in the database table.</text:p>
        </text:list-item>
        <text:list-item>
          <text:p text:style-name="P65"><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11" text:outline-level="2">Property mapping</text:h>
            </text:list-item>
          </text:list>
        </text:list-item>
      </text:list>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8">&lt;/</text:span><text:span text:style-name="T19">property-mapping</text:span><text:span text:style-name="T18">&gt;</text:span></text:p>
      <text:list text:style-name="L40">
        <text:list-item>
          <text:p text:style-name="P66"><text:span text:style-name="Código">property</text:span> (required): Name of a property defined in the model part.</text:p>
        </text:list-item>
        <text:list-item>
          <text:p text:style-name="P66"><text:span text:style-name="Código">column</text:span> (required): Name of a table column.</text:p>
        </text:list-item>
        <text:list-item>
          <text:p text:style-name="P66"><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6"><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11" text:outline-level="2">Reference mapping</text:h>
            </text:list-item>
          </text:list>
        </text:list-item>
      </text:list>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7">&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8">&lt;/</text:span><text:span text:style-name="T19">reference-mapping</text:span><text:span text:style-name="T18">&gt;</text:span></text:p>
      <text:list text:style-name="L41">
        <text:list-item>
          <text:p text:style-name="P67"><text:span text:style-name="Código">reference</text:span> (required): The reference to map.</text:p>
        </text:list-item>
        <text:list-item>
          <text:p text:style-name="P67"><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1"><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8">&lt;/</text:span><text:span text:style-name="T19">reference-mapping</text:span><text:span text:style-name="T18">&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list text:style-name="L1" text:continue-numbering="true">
        <text:list-item>
          <text:list text:continue-numbering="true">
            <text:list-item>
              <text:h text:style-name="P11"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7">&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8">&lt;/</text:span><text:span text:style-name="T19">multiple-property-mapping</text:span><text:span text:style-name="T18">&gt;</text:span></text:p>
      <text:list text:style-name="L42">
        <text:list-item>
          <text:p text:style-name="P68"><text:span text:style-name="Código">property</text:span> (required): Name of the property to map.</text:p>
        </text:list-item>
        <text:list-item>
          <text:p text:style-name="P68"><text:span text:style-name="Código">converter</text:span> (one, required): Implements the logic to convert from Java to the database and vice versa. Must implement <text:span text:style-name="Código">IMultipleConverter</text:span>.</text:p>
        </text:list-item>
        <text:list-item>
          <text:p text:style-name="P68"><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11"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11"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11"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11" text:outline-level="2">Default mapping (new in v2.1.3)</text:h>
            </text:list-item>
          </text:list>
        </text:list-item>
      </text:list>
      <text:p text:style-name="Text_20_body">Since version 2.1.3 OpenXava allows to define components without mapping, and it assumed a default mapping for it. For example, you can writ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Pupil"</text:span><text:span text:style-name="T8">&gt;</text:span></text:p>
      <text:p text:style-name="Código"/>
      <text:p text:style-name="Código"><text:span text:style-name="T11"><text:s text:c="4"/></text:span><text:span text:style-name="T8">&lt;</text:span><text:span text:style-name="T9">entity</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span></text:p>
      <text:p text:style-name="Código"><text:span text:style-name="T12"><text:s text:c="12"/></text:span><text:span text:style-name="T10">size</text:span><text:span text:style-name="T11">=</text:span><text:span text:style-name="T12">"2" </text:span><text:span text:style-name="T10">required</text:span><text:span text:style-name="T11">=</text:span><text:span text:style-name="T12">"true"</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s text:c="12"/></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 text:c="12"/></text:span></text:p>
      <text:p text:style-name="Código"><text:span text:style-name="T11"><text:s text:c="8"/></text:span><text:span text:style-name="T8">&lt;</text:span><text:span text:style-name="T9">reference </text:span><text:span text:style-name="T10">name</text:span><text:span text:style-name="T11">=</text:span><text:span text:style-name="T12">"teacher"</text:span><text:span text:style-name="T8">/&gt;</text:span><text:span text:style-name="T11"> <text:s text:c="2"/></text:span></text:p>
      <text:p text:style-name="Código"><text:span text:style-name="T11"><text:s text:c="4"/></text:span><text:span text:style-name="T8">&lt;/</text:span><text:span text:style-name="T9">entity</text:span><text:span text:style-name="T8">&gt;</text:span></text:p>
      <text:p text:style-name="Código"><text:s text:c="38"/></text:p>
      <text:p text:style-name="Código"><text:span text:style-name="T28">&lt;/</text:span><text:span text:style-name="T29">component</text:span><text:span text:style-name="T28">&gt;</text:span></text:p>
      <text:p text:style-name="Text_20_body">This component is mapped to the table <text:span text:style-name="Código">Pupil</text:span>, and the properties <text:span text:style-name="Código">number</text:span> and <text:span text:style-name="Código">name</text:span> are mapped to the columns <text:span text:style-name="Código">number</text:span> and <text:span text:style-name="Código">name</text:span>. The reference <text:span text:style-name="Código">teacher</text:span> is mapped to a column named <text:span text:style-name="Código">teacher_number</text:span> (if the key property of <text:span text:style-name="Código">Teacher</text:span> is named <text:span text:style-name="Código">number</text:span>).</text:p>
      <text:list text:style-name="L1" text:continue-numbering="true">
        <text:list-item>
          <text:list text:continue-numbering="true">
            <text:list-item>
              <text:h text:style-name="P11"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3">
        <text:list-item>
          <text:p text:style-name="P69">Provides great flexibility when mapping with legacy database.</text:p>
        </text:list-item>
        <text:list-item>
          <text:p text:style-name="P69">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9"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44">
        <text:list-item>
          <text:p text:style-name="P70"><text:span text:style-name="Código">env-var</text:span> (several, optional): Variable that contains configuration information. This variable can be accessed from the actions and filters, and its value can be overwritten in each module.</text:p>
        </text:list-item>
        <text:list-item>
          <text:p text:style-name="P70"><text:span text:style-name="Código">object</text:span> (several, optional): Defines Java object with session scope; that is objects that are created for an user and exist during his session.</text:p>
        </text:list-item>
        <text:list-item>
          <text:p text:style-name="P70"><text:span text:style-name="Código">controller</text:span> (several, required): A controller is a group of actions.</text:p>
        </text:list-item>
      </text:list>
      <text:list text:style-name="L1" text:continue-numbering="true">
        <text:list-item>
          <text:list text:continue-numbering="true">
            <text:list-item>
              <text:h text:style-name="P11"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9">env-var </text:span></text:p>
      <text:p text:style-name="Código"><text:span text:style-name="T9"><text:tab/></text:span><text:span text:style-name="T10">name</text:span><text:span text:style-name="T11">=</text:span><text:span text:style-name="T12">"name" <text:tab/><text:tab/></text:span><text:span text:style-name="T11">(1)</text:span></text:p>
      <text:p text:style-name="Código"><text:span text:style-name="T12"><text:tab/></text:span><text:span text:style-name="T10">value</text:span><text:span text:style-name="T11">=</text:span><text:span text:style-name="T12">"value"<text:tab/></text:span><text:span text:style-name="T11">(2)</text:span></text:p>
      <text:p text:style-name="P27">/&gt;</text:p>
      <text:list text:style-name="L45">
        <text:list-item>
          <text:p text:style-name="P71"><text:span text:style-name="Código">name</text:span> (required): Name of the environment variable in uppercase and using underscore to separate words.</text:p>
        </text:list-item>
        <text:list-item>
          <text:p text:style-name="P71"><text:span text:style-name="Código">value</text:span> (required): Value for the environment variable.</text:p>
        </text:list-item>
      </text:list>
      <text:p text:style-name="Text_20_body">These are some example:</text:p>
      <text:p text:style-name="Código"><text:span text:style-name="T8">&lt;</text:span><text:span text:style-name="T9">env-var </text:span><text:span text:style-name="T10">name</text:span><text:span text:style-name="T11">=</text:span><text:span text:style-name="T12">"MYAPPLICATION_DEFAULT_YEAR" </text:span><text:span text:style-name="T10">value</text:span><text:span text:style-name="T11">=</text:span><text:span text:style-name="T12">"2007"</text:span><text:span text:style-name="T8">/&gt;</text:span></text:p>
      <text:p text:style-name="Código"><text:span text:style-name="T8">&lt;</text:span><text:span text:style-name="T9">env-var </text:span><text:span text:style-name="T10">name</text:span><text:span text:style-name="T11">=</text:span><text:span text:style-name="T12">"MYAPPLICATION_COLOR" </text:span><text:span text:style-name="T10">value</text:span><text:span text:style-name="T11">=</text:span><text:span text:style-name="T12">"RED"</text:span><text:span text:style-name="T8">/&gt;</text:span></text:p>
      <text:list text:style-name="L1" text:continue-numbering="true">
        <text:list-item>
          <text:list text:continue-numbering="true">
            <text:list-item>
              <text:h text:style-name="P11"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9">object </text:span></text:p>
      <text:p text:style-name="Código"><text:span text:style-name="T9"><text:tab/></text:span><text:span text:style-name="T10">name</text:span><text:span text:style-name="T11">=</text:span><text:span text:style-name="T12">"objectName" <text:tab/><text:tab/><text:tab/></text:span><text:span text:style-name="T11">(1)</text:span></text:p>
      <text:p text:style-name="Código"><text:span text:style-name="T12"><text:tab/></text:span><text:span text:style-name="T10">class</text:span><text:span text:style-name="T11">=</text:span><text:span text:style-name="T12">"objectType" <text:tab/><text:tab/><text:tab/></text:span><text:span text:style-name="T11">(2)</text:span></text:p>
      <text:p text:style-name="Código"><text:span text:style-name="T12"><text:tab/></text:span><text:span text:style-name="T10">value</text:span><text:span text:style-name="T11">=</text:span><text:span text:style-name="T12">"initialValue"<text:tab/><text:tab/></text:span><text:span text:style-name="T11">(3)</text:span></text:p>
      <text:p text:style-name="P72"><text:tab/><text:span text:style-name="T10">scope</text:span><text:span text:style-name="T11">=</text:span>"module|global"<text:tab/><text:tab/><text:span text:style-name="T11">(4)<text:tab/>new in v2.1</text:span></text:p>
      <text:p text:style-name="P27">/&gt;</text:p>
      <text:list text:style-name="L46">
        <text:list-item>
          <text:p text:style-name="P73"><text:span text:style-name="Código">name</text:span> (required): Name of the object, usually you use the application name as prefix to avoid name collision in large projects.</text:p>
        </text:list-item>
        <text:list-item>
          <text:p text:style-name="P73"><text:span text:style-name="Código">class</text:span> (required): Full qualified Java class for this object.</text:p>
        </text:list-item>
        <text:list-item>
          <text:p text:style-name="P73"><text:span text:style-name="Código">value</text:span> (optional): Initial value for the object.</text:p>
        </text:list-item>
        <text:list-item>
          <text:p text:style-name="P73"><text:span text:style-name="Código">scope</text:span> (optional): <text:span text:style-name="T1">(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11" text:outline-level="2">The controller and its actions</text:h>
            </text:list-item>
          </text:list>
        </text:list-item>
      </text:list>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8">&lt;/</text:span><text:span text:style-name="T19">controller</text:span><text:span text:style-name="T18">&gt;</text:span></text:p>
      <text:list text:style-name="L47">
        <text:list-item>
          <text:p text:style-name="P74"><text:span text:style-name="Código">name</text:span> (required): Name of the controller.</text:p>
        </text:list-item>
        <text:list-item>
          <text:p text:style-name="P74"><text:span text:style-name="Código">extends</text:span> (several, optional): Allows to use multiple inheritance, to do this the controller inherits all actions from other controller(s).</text:p>
        </text:list-item>
        <text:list-item>
          <text:p text:style-name="P74"><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P26"><text:span text:style-name="T10"><text:tab/>on-each-request</text:span>=<text:span text:style-name="T12">"true|false"<text:tab/><text:tab/><text:tab/><text:tab/><text:tab/> </text:span>(9) new in v2.1.2</text:p>
      <text:p text:style-name="Código"><text:span text:style-name="T11"><text:tab/></text:span><text:span text:style-name="T10">by-default</text:span><text:span text:style-name="T11">=</text:span><text:span text:style-name="T12">"never|if-possible|almost-always|always"<text:tab/><text:tab/></text:span><text:span text:style-name="T11">(10)</text:span></text:p>
      <text:p text:style-name="Código"><text:span text:style-name="T11"><text:tab/></text:span><text:span text:style-name="T10">takes-long</text:span><text:span text:style-name="T11">=</text:span><text:span text:style-name="T12">"true|false"<text:tab/><text:tab/><text:tab/><text:tab/><text:tab/><text:tab/></text:span><text:span text:style-name="T11">(11) </text:span></text:p>
      <text:p text:style-name="Código"><text:span text:style-name="T11"><text:tab/></text:span><text:span text:style-name="T10">confirm</text:span><text:span text:style-name="T11">=</text:span><text:span text:style-name="T12">"true|false"<text:tab/><text:tab/><text:tab/><text:tab/><text:tab/><text:tab/></text:span><text:span text:style-name="T11">(12)</text:span></text:p>
      <text:p text:style-name="P26"><text:tab/><text:span text:style-name="T10">keystroke</text:span>=<text:span text:style-name="T12">"keystroke"<text:tab/><text:tab/><text:tab/><text:tab/><text:tab/><text:tab/></text:span>(13) new in v2.0.1</text:p>
      <text:p text:style-name="P27">&gt;</text:p>
      <text:p text:style-name="Código"><text:span text:style-name="T8"><text:tab/>&lt;</text:span><text:span text:style-name="T9">set </text:span><text:span text:style-name="T11">... </text:span><text:span text:style-name="T8">/&gt;</text:span><text:span text:style-name="T11"> ...<text:tab/><text:tab/><text:tab/><text:tab/><text:tab/><text:tab/><text:tab/>(14)</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5)</text:span></text:p>
      <text:p text:style-name="Código"><text:span text:style-name="T18">&lt;/</text:span><text:span text:style-name="T19">action</text:span><text:span text:style-name="T18">&gt;</text:span></text:p>
      <text:list text:style-name="L48">
        <text:list-item>
          <text:p text:style-name="P75"><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5"><text:span text:style-name="Código">label</text:span> (optional): Button label or link text. It's <text:span text:style-name="T2">much better</text:span> to use <text:span text:style-name="Archivo_2f_Directorio">i18n</text:span> files.</text:p>
        </text:list-item>
        <text:list-item>
          <text:p text:style-name="P75"><text:span text:style-name="Código">description</text:span> (optional): Description text of the action. It's <text:span text:style-name="T2">much better</text:span> to use <text:span text:style-name="Archivo_2f_Directorio">i18n</text:span> files.</text:p>
        </text:list-item>
        <text:list-item>
          <text:p text:style-name="P75"><text:span text:style-name="Código">mode</text:span> (optional): Indicates in which mode the action has to be visible. The default value is <text:span text:style-name="Código">ALL</text:span>, that means that this action is always visible.</text:p>
        </text:list-item>
        <text:list-item>
          <text:p text:style-name="P75"><text:span text:style-name="Código">image</text:span> (optional): URL of the image associated with this action. In the current implementation if you specify an image, it is shown to user in link format.</text:p>
        </text:list-item>
        <text:list-item>
          <text:p text:style-name="P75"><text:span text:style-name="Código">class</text:span> (optional): Implements the logic to execute. Must implement <text:span text:style-name="Código">IAction</text:span> interface.</text:p>
        </text:list-item>
        <text:list-item>
          <text:p text:style-name="P75"><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5"><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5"><text:span text:style-name="Código">on-each-request</text:span> (optional): <text:span text:style-name="T1">(New in v2.1.2)</text:span> If you set this property to <text:span text:style-name="Código">true</text:span>, then the action will be executed automatically on each request of the user, that is, on first module execution and before each user action execution. The default is <text:span text:style-name="Código">false</text:span>.</text:p>
        </text:list-item>
        <text:list-item>
          <text:p text:style-name="P75"><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5"><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5"><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5"><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5"><text:span text:style-name="Código">set</text:span> (several, optional): Sets a value of action properties. Thus the same action class can be configured in different ways and it can be used in several controllers.</text:p>
        </text:list-item>
        <text:list-item>
          <text:p text:style-name="P75"><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6"><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list text:style-name="L1" text:continue-numbering="true">
        <text:list-item>
          <text:list text:continue-numbering="true">
            <text:list-item>
              <text:h text:style-name="P11"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11"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Since this action deletes records you require that the user must confirm explicitly before <text:s/>the action is executed (2). It's not needed to include a <text:span text:style-name="Código">&lt;use-object/&gt;</text:span> for <text:span text:style-name="Código">xava_tab</text:span> <text:span text:style-name="T1">(new in v2.1.4)</text:span>.</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tab/></text:p>
      <text:p text:style-name="Código"><text:tab/>private String model;</text:p>
      <text:p text:style-name="P77"/>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key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key);<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key);//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key);</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This action is a standard action of OpenXava, but it allows you to see the things that you can do within an action in list mode. You can observe (1) how the action extends from <text:span text:style-name="Código">TabBaseAction</text:span> and implements <text:span text:style-name="Código">IModelAction.</text:span> Since it extends from <text:span text:style-name="Código">TabBaseAction</text:span> <text:span text:style-name="T1">(new in v2.1.4)</text:span> it has a group of utilities and you don't need to implement all methods of <text:span text:style-name="Código">IAction</text:span>; and as it implements <text:span text:style-name="Código">IModelAction</text:span> this action has a method called <text:span text:style-name="Código">setModel()</text:span> (7) that receives the model name (the name of OpenXava component) before executing it.</text:p>
      <text:p text:style-name="Text_20_body">You can access to the <text:span text:style-name="Código">org.openxava.tab.Tab</text:span> using the <text:span text:style-name="Código">getTab()</text:span> method (2); this method is implemented in <text:span text:style-name="Código">TabBaseAction</text:span> and it allows you to access to the <text:span text:style-name="Código">xava_tab</text:span> session object. By means of <text:span text:style-name="Código">getTab()</text:span> you are allowed to manage the list of displayed objects. For example, with <text:span text:style-name="Código">getTab().getSelected()</text:span> (2)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3).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text:span text:style-name="Código">ValidationException</text:span>. In this case the message exception is displayed.</text:p>
      <text:p text:style-name="Text_20_body">The <text:span text:style-name="Código">resetDescriptionsCache()</text:span> (6) method deletes all cache entries used by OpenXava to display descriptions list (combos). It's a good idea to call it whenever data is updated.</text:p>
      <text:p text:style-name="Text_20_body">You can see more possibilities in <text:span text:style-name="Código">org.openxava.actions.BaseAction </text:span>and <text:span text:style-name="Código">org.openxava.actions.TabBaseAction </text:span>JavaDoc.</text:p>
      <text:p text:style-name="Text_20_body">Since v2.1.4 this type of actions can also be used as <text:span text:style-name="Código">&lt;list-action/&gt;</text:span> of a <text:span text:style-name="Código">&lt;collection-view/&gt;</text:span>, see at section 4.4.2.</text:p>
      <text:list text:style-name="L1" text:continue-numbering="true">
        <text:list-item>
          <text:list text:continue-numbering="true">
            <text:list-item>
              <text:h text:style-name="P11"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49">
        <text:list-item>
          <text:p text:style-name="P78"><text:span text:style-name="Código">CRUD.searchByViewKey</text:span>: This is the default one. It does a search using the key values in the view, it executes no event.</text:p>
        </text:list-item>
        <text:list-item>
          <text:p text:style-name="P78"><text:span text:style-name="Código">CRUD.searchExecutingOnChange</text:span>: Works as <text:span text:style-name="Código">searchByViewKey</text:span> but it executes the <text:span text:style-name="Código">on-change</text:span> actions after search data.</text:p>
        </text:list-item>
        <text:list-item>
          <text:p text:style-name="P78"><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11"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11"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0">
        <text:list-item>
          <text:p text:style-name="P79">Gets the key of the object associated to the clicked row (4), to do this it uses the <text:span text:style-name="Código">tab</text:span> of the current module.</text:p>
        </text:list-item>
        <text:list-item>
          <text:p text:style-name="P79">Accesses to the <text:span text:style-name="Código">tab</text:span> of the target module using <text:span text:style-name="Código">context</text:span> (5).</text:p>
        </text:list-item>
        <text:list-item>
          <text:p text:style-name="P79">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11"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11"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11"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1">
        <text:list-item>
          <text:p text:style-name="P80"><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80"><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80"><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11"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2">&lt;%@ </text:span><text:span text:style-name="T9">include </text:span><text:span text:style-name="T10">file</text:span><text:span text:style-name="T11">=</text:span><text:span text:style-name="T12">"../imports.jsp"</text:span><text:span text:style-name="T32">%&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32">&lt;%=</text:span><text:span text:style-name="T11">style.getLabel()</text:span><text:span text:style-name="T32">%&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32">&lt;%=</text:span><text:span text:style-name="T11">style.getEditor()</text:span><text:span text:style-name="T32">%&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11" text:outline-level="2">Override the default controllers (new in v2.0.3)</text:h>
            </text:list-item>
          </text:list>
        </text:list-item>
      </text:list>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11"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2">
        <text:list-item>
          <text:p text:style-name="P81"><text:span text:style-name="Código">IAction</text:span>: Basic interface to be implemented by all actions.</text:p>
        </text:list-item>
        <text:list-item>
          <text:p text:style-name="P81"><text:span text:style-name="Código">IChainAction</text:span>: Allows you to chain actions, that is when the execution of the action finishes, then the next action is executed immediately.</text:p>
        </text:list-item>
        <text:list-item>
          <text:p text:style-name="P81"><text:span text:style-name="Código">IChainActionWithArgv</text:span>: <text:span text:style-name="T1">(new in v2.2)</text:span> It's a refinement of <text:span text:style-name="Código">IChainAction</text:span>. It allows to send as arguments values for filling properties of the chained action before execute it.</text:p>
        </text:list-item>
        <text:list-item>
          <text:p text:style-name="P81"><text:span text:style-name="Código">IChangeControllersAction</text:span>: To change the controller (the actions) available to user. </text:p>
        </text:list-item>
        <text:list-item>
          <text:p text:style-name="P81"><text:span text:style-name="Código">IChangeModeAction</text:span>: To change the mode, from list to detail or vice versa.</text:p>
        </text:list-item>
        <text:list-item>
          <text:p text:style-name="P81"><text:span text:style-name="Código">IChangeModuleAction</text:span>: To change the module.</text:p>
        </text:list-item>
        <text:list-item>
          <text:p text:style-name="P81"><text:span text:style-name="Código">ICustomViewAction</text:span>: To use as view your custom JSP.</text:p>
        </text:list-item>
        <text:list-item>
          <text:p text:style-name="P81"><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1"><text:span text:style-name="Código">IHideActionAction, IHideActionsAction</text:span>: Allows to hide an action or a group of actions in the User Interface. <text:span text:style-name="T1">(new in v2.0)</text:span></text:p>
        </text:list-item>
        <text:list-item>
          <text:p text:style-name="P81"><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1"><text:span text:style-name="Código">ILoadFileAction</text:span>: Navigates to a view that allows the final user to load a file.</text:p>
        </text:list-item>
        <text:list-item>
          <text:p text:style-name="P81"><text:span text:style-name="Código">IModelAction</text:span>: An action that receives the model name.</text:p>
        </text:list-item>
        <text:list-item>
          <text:p text:style-name="P81"><text:span text:style-name="Código">IModuleContextAction</text:span>: Gets a <text:span text:style-name="Código">ModuleContext</text:span> in order to access the session objects of other modules.</text:p>
        </text:list-item>
        <text:list-item>
          <text:p text:style-name="P81"><text:span text:style-name="Código">INavigationAction</text:span>: <text:s/>Extends from <text:span text:style-name="Código">IChangeControllersAction</text:span> and <text:span text:style-name="Código">ICustomViewAction</text:span>.</text:p>
        </text:list-item>
        <text:list-item>
          <text:p text:style-name="P81"><text:span text:style-name="Código">IOnChangePropertyAction</text:span>: This interface must be implemented by the actions that react to the value change event in the user interface.</text:p>
        </text:list-item>
        <text:list-item>
          <text:p text:style-name="P81"><text:span text:style-name="Código">IProcessLoadedFileAction</text:span>: Processes a list of files uploaded from client to server.</text:p>
        </text:list-item>
        <text:list-item>
          <text:p text:style-name="P81"><text:span text:style-name="Código">IRemoteAction</text:span>: Useful when you use EJB2. Well used it can be a good substitute for a SessionBean. </text:p>
        </text:list-item>
        <text:list-item>
          <text:p text:style-name="P81"><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1"><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9"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8">&lt;/</text:span><text:span text:style-name="T19">application</text:span><text:span text:style-name="T18">&gt;</text:span></text:p>
      <text:p text:style-name="P54"><text:tab/></text:p>
      <text:list text:style-name="L53">
        <text:list-item>
          <text:p text:style-name="P82"><text:span text:style-name="Código">name</text:span> (required): Name of the application.</text:p>
        </text:list-item>
        <text:list-item>
          <text:p text:style-name="P82"><text:span text:style-name="Código">label</text:span> (optional): It's <text:span text:style-name="T2">much better</text:span> to use <text:span text:style-name="Archivo_2f_Directorio">i18n</text:span> files.</text:p>
        </text:list-item>
        <text:list-item>
          <text:p text:style-name="P82"><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8">&lt;/</text:span><text:span text:style-name="T19">module</text:span><text:span text:style-name="T18">&gt;</text:span></text:p>
      <text:list text:style-name="L54">
        <text:list-item>
          <text:p text:style-name="P83"><text:span text:style-name="Código">name</text:span> (required): Unique identifier of the module within this application.</text:p>
        </text:list-item>
        <text:list-item>
          <text:p text:style-name="P83"><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3"><text:span text:style-name="Código">label</text:span> (optional): Short name to be shown to the user. It's <text:span text:style-name="T2">much better</text:span> to use <text:span text:style-name="T7">i18n</text:span> files.</text:p>
        </text:list-item>
        <text:list-item>
          <text:p text:style-name="P83"><text:span text:style-name="Código">description</text:span> (optional): Long description to be shown to the user. It's <text:span text:style-name="T2">much better</text:span> to use <text:span text:style-name="T7">i18n</text:span> files.</text:p>
        </text:list-item>
        <text:list-item>
          <text:p text:style-name="P83"><text:span text:style-name="Código">env-var</text:span> (several, optional): Allows you to define variables with a value that can be accessed by actions. Thus you can have actions configurable by module.</text:p>
        </text:list-item>
        <text:list-item>
          <text:p text:style-name="P83"><text:span text:style-name="Código">model</text:span> (one, optional): Name of the component used in this module. If you leave it blank, then it is required to set the value to <text:span text:style-name="Código">web-view</text:span>.</text:p>
        </text:list-item>
        <text:list-item>
          <text:p text:style-name="P83"><text:span text:style-name="Código">view</text:span> (one, optional): The view used to display the detail. If you leave it blank, then the default view will be used.</text:p>
        </text:list-item>
        <text:list-item>
          <text:p text:style-name="P83"><text:span text:style-name="Código">web-view</text:span> (one, optional): Allows you to define a JSP page to be used as a view.</text:p>
        </text:list-item>
        <text:list-item>
          <text:p text:style-name="P83"><text:span text:style-name="Código">tab</text:span> (one, optional): The tab used in list mode. If you do not specify it, then the default tab will be used.</text:p>
        </text:list-item>
        <text:list-item>
          <text:p text:style-name="P83"><text:span text:style-name="Código">controller</text:span> (several, optional): Controllers with the available actions used initially.</text:p>
        </text:list-item>
        <text:list-item>
          <text:p text:style-name="P83"><text:span text:style-name="Código">mode-controller</text:span> (one, optional): Allows to define the behavior to switch from detail to list mode and vice versa, as well as to define a module without detail and view (with no modes).</text:p>
        </text:list-item>
        <text:list-item>
          <text:p text:style-name="P83"><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11" text:outline-level="2">Typical module example</text:h>
            </text:list-item>
          </text:list>
        </text:list-item>
      </text:list>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8">&lt;/</text:span><text:span text:style-name="T19">application</text:span><text:span text:style-name="T18">&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11" text:outline-level="2">Only detail module</text:h>
            </text:list-item>
          </text:list>
        </text:list-item>
      </text:list>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8">&lt;/</text:span><text:span text:style-name="T19">module</text:span><text:span text:style-name="T18">&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11" text:outline-level="2">Only list module</text:h>
            </text:list-item>
          </text:list>
        </text:list-item>
      </text:list>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FamiliesListOnl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text:span><text:span text:style-name="T8">/&gt;<text:tab/><text:tab/></text:span><text:span text:style-name="T11">(1)<text:tab/>new in v2.0.4</text:span></text:p>
      <text:p text:style-name="Código"><text:span text:style-name="T11"><text:tab/></text:span><text:span text:style-name="T8">&lt;</text:span><text:span text:style-name="T9">model </text:span><text:span text:style-name="T10">name</text:span><text:span text:style-name="T11">=</text:span><text:span text:style-name="T12">"Famil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tab/><text:tab/><text:tab/><text:tab/></text:span><text:span text:style-name="T11">(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tab/><text:tab/><text:tab/><text:tab/></text:span><text:span text:style-name="T11">(3)</text:span></text:p>
      <text:p text:style-name="Código"><text:span text:style-name="T8">&lt;/</text:span><text:span text:style-name="T9">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1">new in v2.0.4</text:span>).</text:p>
      <text:list text:style-name="L1" text:continue-numbering="true">
        <text:list-item>
          <text:list text:continue-numbering="true">
            <text:list-item>
              <text:h text:style-name="P11"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11"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s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9"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11" text:outline-level="2">Introduction to AOP</text:h>
            </text:list-item>
          </text:list>
        </text:list-item>
      </text:list>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11"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54"/>
      <text:list text:style-name="L55">
        <text:list-item>
          <text:p text:style-name="P84"><text:span text:style-name="Código">aspect</text:span> (several, optional): To define aspects.</text:p>
        </text:list-item>
        <text:list-item>
          <text:p text:style-name="P84"><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7">&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56">
        <text:list-item>
          <text:p text:style-name="P85"><text:span text:style-name="Código">name</text:span> (required): Name for this aspect. It must be unique.</text:p>
        </text:list-item>
        <text:list-item>
          <text:p text:style-name="P85"><text:span text:style-name="Código">postcreate-calculator</text:span> (several, optional): All model with this aspect will have this <text:span text:style-name="Código">postcreate-calculator</text:span> implicitly.</text:p>
        </text:list-item>
        <text:list-item>
          <text:p text:style-name="P85"><text:span text:style-name="Código">postload-calculator</text:span> (several, optional): All model with this aspect will have this <text:span text:style-name="Código">postload-calculator</text:span> implicitly.</text:p>
        </text:list-item>
        <text:list-item>
          <text:p text:style-name="P85"><text:span text:style-name="Código">postmodify-calculator</text:span> (several, optional): All model with this aspect will have this <text:span text:style-name="Código">postmodify-calculator</text:span> implicitly.</text:p>
        </text:list-item>
        <text:list-item>
          <text:p text:style-name="P85"><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6">/&gt;</text:p>
      <text:list text:style-name="L57">
        <text:list-item>
          <text:p text:style-name="P86"><text:span text:style-name="Código">aspect</text:span> (required): The name of the aspect that you want to apply.</text:p>
        </text:list-item>
        <text:list-item>
          <text:p text:style-name="P86"><text:span text:style-name="Código">for-models</text:span> (optional): A comma separated list of models to which the aspect is applied to. It's mutually exclusive with <text:span text:style-name="Código">except-for-models</text:span> attribute.</text:p>
        </text:list-item>
        <text:list-item>
          <text:p text:style-name="P86"><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11"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31"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87"/>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31"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58">
        <text:list-item>
          <text:p text:style-name="P88">Add <text:span text:style-name="Archivo_2f_Directorio">AccessTracking</text:span> as referenced project.</text:p>
        </text:list-item>
        <text:list-item>
          <text:p text:style-name="P89">Create the table in your database to store the tracking of accesses. You can find the CREATE TABLEs in <text:span text:style-name="Archivo_2f_Directorio">AccessTracking/data/access-tracking-db.script</text:span> file.</text:p>
        </text:list-item>
        <text:list-item>
          <text:p text:style-name="P89">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89">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89">Edit the file of your project <text:span text:style-name="Archivo_2f_Directorio">build/ejb/META-INF/MANIFEST.MF</text:span> to add the next jars into the classpath: <text:span text:style-name="T33">./lib/tracking.jar ./lib/ehcache.jar ./lib/antlr.jar ./lib/asm.jar ./lib/cglib.jar ./lib/hibernate3.jar ./lib/dom4j.jar.</text:span>(This step isn't needed if you use only POJOs, not EJB CMP2, <text:span text:style-name="T1"><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5"><text:tab/>...</text:p>
      <text:p text:style-name="P41"><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1"><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5"><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9"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11"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7"><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7"/>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7"><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7">&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7"><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7"><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7"><text:tab/>...</text:p>
      <text:p text:style-name="P27">&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11"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h text:style-name="P11"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59">
        <text:list-item>
          <text:list>
            <text:list-item>
              <text:list>
                <text:list-item>
                  <text:h text:style-name="P90" text:outline-level="3">Changing the default schema in runtime <text:span text:style-name="T1">(new in v2.1.2)</text:span></text:h>
                </text:list-item>
              </text:list>
            </text:list-item>
          </text:list>
        </text:list-item>
      </text:list>
      <text:p text:style-name="P91">Using JPA it's possible to change the default schema in runtime. This allows you to map a component to a table without schema, and change the schema programmatically.</text:p>
      <text:p text:style-name="P91">For example, you can map a component <text:span text:style-name="Código">Issue</text:span> in this way:</text:p>
      <text:p text:style-name="Código"><text:span text:style-name="T8">&lt;</text:span><text:span text:style-name="T9">entity-mapping </text:span><text:span text:style-name="T10">table</text:span><text:span text:style-name="T11">=</text:span><text:span text:style-name="T12">"ISSUE"</text:span><text:span text:style-name="T8">&gt;</text:span></text:p>
      <text:p text:style-name="P91">As you see, we indicate the table, but not the schema. Then you can use <text:span text:style-name="Código">XPersistence</text:span> class for changing the schema, as following:</text:p>
      <text:p text:style-name="Código">XPersistence.setDefaultSchema("COMPANY1");</text:p>
      <text:p text:style-name="Código">// Save in ISSUE table of COMPANY1 schema</text:p>
      <text:p text:style-name="Código">XPersistence.getManager().persist(issue); </text:p>
      <text:p text:style-name="Código">...</text:p>
      <text:p text:style-name="Código">XPersistence.commit();</text:p>
      <text:p text:style-name="Código"/>
      <text:p text:style-name="Código">XPersistence.setDefaultSchema("COMPANY2");</text:p>
      <text:p text:style-name="Código">// Save in ISSUE table of COMPANY2 schema</text:p>
      <text:p text:style-name="Código">XPersistence.getManager().persist(issue); </text:p>
      <text:p text:style-name="Código">...</text:p>
      <text:p text:style-name="Código">XPersistenc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Text_20_body">If you want to learn more about multi-schema applications you can see the module <text:span text:style-name="Código">Issues</text:span> in <text:span text:style-name="Nombre_20_proyecto">OpenXavaTest</text:span> application, and see the documentation about multi-schema applications in OpenXava site.</text:p>
      <text:list text:style-name="L1" text:continue-numbering="true">
        <text:list-item>
          <text:list text:continue-numbering="true">
            <text:list-item>
              <text:h text:style-name="P11"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31"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2">&lt;%@ </text:span><text:span text:style-name="T9">include </text:span><text:span text:style-name="T10">file</text:span><text:span text:style-name="T11">=</text:span><text:span text:style-name="T12">"../xava/imports.jsp"</text:span><text:span text:style-name="T32">%&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31"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72"><text:tab/><text:span text:style-name="T10">editable</text:span><text:span text:style-name="T11">=</text:span>"true|false"<text:tab/><text:tab/><text:tab/><text:span text:style-name="T11">(2) new in v2.0.1</text:span></text:p>
      <text:p text:style-name="P72"><text:tab/><text:span text:style-name="T10">throwPropertyChanged</text:span><text:span text:style-name="T11">=</text:span>"true|false"<text:tab/><text:span text:style-name="T11">(3) new in v2.0.1</text:span></text:p>
      <text:p text:style-name="P27">/&gt;</text:p>
      <text:list text:style-name="L60">
        <text:list-item>
          <text:p text:style-name="P92"><text:span text:style-name="Código">property</text:span> (required): <text:s/>It's the property of the model associated with the current module</text:p>
        </text:list-item>
        <text:list-item>
          <text:p text:style-name="P92"><text:span text:style-name="Código">editable</text:span> (optional): <text:span text:style-name="T1">New in v2.0.1.</text:span> Forces to this editor to be editable, otherwise the appropriate default value is assumed.</text:p>
        </text:list-item>
        <text:list-item>
          <text:p text:style-name="P92"><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list text:style-name="L1" text:continue-numbering="true">
        <text:list-item>
          <text:list text:continue-numbering="true">
            <text:list-item>
              <text:list text:continue-numbering="true">
                <text:list-item>
                  <text:h text:style-name="P31"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list text:style-name="L1" text:continue-numbering="true">
        <text:list-item>
          <text:list text:continue-numbering="true">
            <text:list-item>
              <text:list text:continue-numbering="true">
                <text:list-item>
                  <text:h text:style-name="P31" text:outline-level="3">xava:message <text:span text:style-name="T1">(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32">&lt;%=</text:span><text:span text:style-name="T11">totalSize</text:span><text:span text:style-name="T32">%&gt;</text:span>"<text:span text:style-name="T8">/&gt;</text:span></text:p>
      <text:list text:style-name="L1" text:continue-numbering="true">
        <text:list-item>
          <text:list text:continue-numbering="true">
            <text:list-item>
              <text:list text:continue-numbering="true">
                <text:list-item>
                  <text:h text:style-name="P31" text:outline-level="3">xava:descriptionsList <text:span text:style-name="T1">(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27">/&gt;</text:p>
      <text:list text:style-name="L61">
        <text:list-item>
          <text:p text:style-name="P93"><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text:list text:style-name="L62">
        <text:list-item>
          <text:h text:style-name="P94"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list-item>
              <text:h text:style-name="P95" text:outline-level="2">New in 2.2</text:h>
            </text:list-item>
          </text:list>
        </text:list-item>
      </text:list>
      <text:list text:style-name="L63">
        <text:list-item>
          <text:p text:style-name="P96">Collection of entities behavior improved: Section 4.4</text:p>
        </text:list-item>
        <text:list-item>
          <text:p text:style-name="P96">New action <text:span text:style-name="Código">IChainActionWithArgv</text:span>: Section 7.14</text:p>
        </text:list-item>
      </text:list>
      <text:list text:style-name="L62" text:continue-numbering="true">
        <text:list-item>
          <text:list text:continue-numbering="true">
            <text:list-item>
              <text:h text:style-name="P95" text:outline-level="2">New in 2.1.5</text:h>
            </text:list-item>
          </text:list>
        </text:list-item>
      </text:list>
      <text:list text:style-name="L64">
        <text:list-item>
          <text:p text:style-name="P97">New stereotype IMAGE_LABEL, ETIQUETA_IMAGEN: Section 3.8.1</text:p>
        </text:list-item>
      </text:list>
      <text:list text:style-name="L62" text:continue-numbering="true">
        <text:list-item>
          <text:list text:continue-numbering="true">
            <text:list-item>
              <text:h text:style-name="P95" text:outline-level="2">New in 2.1.4</text:h>
            </text:list-item>
          </text:list>
        </text:list-item>
      </text:list>
      <text:list text:style-name="L63">
        <text:list-item text:start-value="1">
          <text:p text:style-name="P96">Check box is always present in all collections: Section 4.4.2</text:p>
        </text:list-item>
        <text:list-item>
          <text:p text:style-name="P96">It's possible to use actions for list mode as list actions for a collection: Sections 4.4.2 and 7.5</text:p>
        </text:list-item>
        <text:list-item>
          <text:p text:style-name="P96">Controller for defining default list actions for collections: Section 4.4.3</text:p>
        </text:list-item>
        <text:list-item>
          <text:p text:style-name="P96">It's not needed to include a <text:span text:style-name="Código">&lt;use-object/&gt;</text:span> for <text:span text:style-name="Código">xava_</text:span><text:span text:style-name="T34">tab</text:span><text:span text:style-name="T35"> </text:span>in list mode actions: Section 7.5</text:p>
        </text:list-item>
        <text:list-item>
          <text:p text:style-name="P96">New class <text:span text:style-name="Código">TabBaseAction</text:span> for creating list actions: Section 7.5</text:p>
        </text:list-item>
      </text:list>
      <text:list text:style-name="L62" text:continue-numbering="true">
        <text:list-item>
          <text:list text:continue-numbering="true">
            <text:list-item>
              <text:h text:style-name="P95" text:outline-level="2">New in 2.1.3</text:h>
            </text:list-item>
          </text:list>
        </text:list-item>
      </text:list>
      <text:list text:style-name="L63">
        <text:list-item text:start-value="1">
          <text:p text:style-name="P96">Hidden keys properties are required by default: Section 3.8</text:p>
        </text:list-item>
        <text:list-item>
          <text:p text:style-name="P96">New attribute <text:span text:style-name="Código">editor</text:span> in <text:span text:style-name="Código">property-view</text:span> for choosing the editor to display/edit a property: Sections 4.2 and 4.2.4</text:p>
        </text:list-item>
        <text:list-item>
          <text:p text:style-name="P96">Transient component, only for creating views: <text:s/>Section 4.10</text:p>
        </text:list-item>
        <text:list-item>
          <text:p text:style-name="P96">Default mapping: Section 6.8</text:p>
        </text:list-item>
      </text:list>
      <text:list text:style-name="L62" text:continue-numbering="true">
        <text:list-item>
          <text:list text:continue-numbering="true">
            <text:list-item>
              <text:h text:style-name="P95" text:outline-level="2">New in 2.1.2</text:h>
            </text:list-item>
          </text:list>
        </text:list-item>
      </text:list>
      <text:list text:style-name="L65">
        <text:list-item>
          <text:p text:style-name="P98">New attribute <text:span text:style-name="Código">on-each-request</text:span> for <text:span text:style-name="Código">action</text:span> element in <text:span text:style-name="Archivo_2f_Directorio">controllers.xml</text:span>: Section 7.3</text:p>
        </text:list-item>
        <text:list-item>
          <text:p text:style-name="P98">Changing the default schema in runtime: Section 10.3.1</text:p>
        </text:list-item>
      </text:list>
      <text:list text:style-name="L62" text:continue-numbering="true">
        <text:list-item>
          <text:list text:continue-numbering="true">
            <text:list-item>
              <text:h text:style-name="P95" text:outline-level="2">New in 2.1.1</text:h>
            </text:list-item>
          </text:list>
        </text:list-item>
      </text:list>
      <text:list text:style-name="L66">
        <text:list-item>
          <text:p text:style-name="P99">Explanation of implicit reference: Section 3.18.2</text:p>
        </text:list-item>
        <text:list-item>
          <text:p text:style-name="P99">Using reference to parent model key properties in a <text:span text:style-name="Código">from</text:span> attribute: Section 3.18.2</text:p>
        </text:list-item>
      </text:list>
      <text:list text:style-name="L62" text:continue-numbering="true">
        <text:list-item>
          <text:list text:continue-numbering="true">
            <text:list-item>
              <text:h text:style-name="P95" text:outline-level="2">New in 2.1</text:h>
            </text:list-item>
          </text:list>
        </text:list-item>
      </text:list>
      <text:list text:style-name="L67">
        <text:list-item>
          <text:p text:style-name="P100">EJB3 JPA as persistence engine.</text:p>
        </text:list-item>
        <text:list-item>
          <text:p text:style-name="P100">New action for overriding (<text:span text:style-name="Código">remove-selected-action</text:span>) in the <text:span text:style-name="Código">collection-view</text:span> element: Section 4.4</text:p>
        </text:list-item>
        <text:list-item>
          <text:p text:style-name="P100">The objects defined in controllers can have global scope: Section 7.2</text:p>
        </text:list-item>
      </text:list>
      <text:list text:style-name="L62" text:continue-numbering="true">
        <text:list-item>
          <text:list text:continue-numbering="true">
            <text:list-item>
              <text:h text:style-name="P95" text:outline-level="2">New in 2.0.4</text:h>
            </text:list-item>
          </text:list>
        </text:list-item>
      </text:list>
      <text:list text:style-name="L68">
        <text:list-item>
          <text:p text:style-name="P101">New <text:span text:style-name="Código">scale</text:span> attribute in the property definition: Section 3.8</text:p>
        </text:list-item>
        <text:list-item>
          <text:p text:style-name="P101">Referencing to a property of the parent from an aggregate used as simple reference is allowed: Section 3.8.4</text:p>
        </text:list-item>
        <text:list-item>
          <text:p text:style-name="P101">Attribute <text:span text:style-name="Código">aligned-by-columns</text:span> for groups and sections for allowing to align by columns (table style) its elements: Section 4.1.1</text:p>
        </text:list-item>
        <text:list-item>
          <text:p text:style-name="P101">New <text:span text:style-name="T1">modify</text:span> link in view of references. The element <text:span text:style-name="Código">reference-view</text:span> has an attribute <text:span text:style-name="Código">modify</text:span> in order to disable this feature: Section 4.3</text:p>
        </text:list-item>
        <text:list-item>
          <text:p text:style-name="P101">Custom modification action for references: Section 4.3.5</text:p>
        </text:list-item>
        <text:list-item>
          <text:p text:style-name="P101">New <text:span text:style-name="T1">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101">If XAVA_LIST_ACTION is set to empty string in module definition (application.xml) then no row action is show in list mode: Section 8.3</text:p>
        </text:list-item>
      </text:list>
      <text:list text:style-name="L62" text:continue-numbering="true">
        <text:list-item>
          <text:list text:continue-numbering="true">
            <text:list-item>
              <text:h text:style-name="P95" text:outline-level="2">New in 2.0.3</text:h>
            </text:list-item>
          </text:list>
        </text:list-item>
      </text:list>
      <text:list text:style-name="L69">
        <text:list-item>
          <text:p text:style-name="P102">Overriding default labels and messages of OpenXava is possible: Section 2.8</text:p>
        </text:list-item>
        <text:list-item>
          <text:p text:style-name="P102">New stereotype TEXTO_HTML, HTML_TEXT for rich text edition: Section 3.8.1 </text:p>
        </text:list-item>
        <text:list-item>
          <text:p text:style-name="P102">It's possible to define default validators for types or stereotypes: Section 3.8.7 </text:p>
        </text:list-item>
        <text:list-item>
          <text:p text:style-name="P102">The <text:span text:style-name="Código">maximum</text:span> attribute for <text:span text:style-name="Código">collection</text:span> elements allows limiting the maximum number of elements to be inserted by the user in the collection: Section 3.10 </text:p>
        </text:list-item>
        <text:list-item>
          <text:p text:style-name="P102">The actions associated to properties may be enabled always, using the new <text:span text:style-name="Código">always-enabled</text:span> attribute: Section 4.2.3 </text:p>
        </text:list-item>
        <text:list-item>
          <text:p text:style-name="P102">The <text:span text:style-name="Código">as-aggregate</text:span> attribute for <text:span text:style-name="Código">reference-view</text:span> element allows that a reference to an entity behaves as a reference to an aggregate: Section 4.3 </text:p>
        </text:list-item>
        <text:list-item>
          <text:p text:style-name="P102">To place actions in any part of a view is possible: Section 4.6 </text:p>
        </text:list-item>
        <text:list-item>
          <text:p text:style-name="P102">The method <text:span text:style-name="Código">getJRXML()</text:span> of <text:span text:style-name="Código">JasperReportBaseAction </text:span>supports absolute path for accessing to resources of file system: Section 7.10 </text:p>
        </text:list-item>
        <text:list-item>
          <text:p text:style-name="P102">Overriding default controllers is allowed: Section 7.12 </text:p>
        </text:list-item>
        <text:list-item>
          <text:p text:style-name="P102">The <text:span text:style-name="Código">&lt;xava:message/&gt;</text:span> and <text:span text:style-name="Código">&lt;xava:descriptionsList/&gt;</text:span> taglibs added: Sections 10.3.4 and 10.3.5</text:p>
        </text:list-item>
      </text:list>
      <text:list text:style-name="L62" text:continue-numbering="true">
        <text:list-item>
          <text:list text:continue-numbering="true">
            <text:list-item>
              <text:h text:style-name="P95" text:outline-level="2">New in 2.0.2</text:h>
            </text:list-item>
          </text:list>
        </text:list-item>
      </text:list>
      <text:list text:style-name="L70">
        <text:list-item>
          <text:p text:style-name="P103">New stereotype <text:s/>ZEROS_FILLED/RELLENADO_CON_CEROS: Section 3.8.1</text:p>
        </text:list-item>
        <text:list-item>
          <text:p text:style-name="P103"><text:span text:style-name="Código">IdentityCalculator</text:span> for database <text:span text:style-name="T1">identity</text:span> automatic id generation: Section 3.8.5</text:p>
        </text:list-item>
      </text:list>
      <text:list text:style-name="L71">
        <text:list-item>
          <text:p text:style-name="P104">New action type <text:span text:style-name="Código">IPropertyAction</text:span> that can be used for an action associated to a property (in the view), this action will receive the name of the property: Section 4.2.3</text:p>
        </text:list-item>
        <text:list-item>
          <text:p text:style-name="P104">The <text:span text:style-name="Código">as-aggregate</text:span> attribute for <text:span text:style-name="Código">collection-view</text:span> element allows that an collection of entities behaves as a collection of aggregates: Section 4.4</text:p>
        </text:list-item>
        <text:list-item>
          <text:p text:style-name="P104">Now you can add and remove programmatically detail and list actions to a collection view: Section 4.4.3</text:p>
        </text:list-item>
        <text:list-item>
          <text:p text:style-name="P104">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2" text:continue-numbering="true">
        <text:list-item>
          <text:list text:continue-numbering="true">
            <text:list-item>
              <text:h text:style-name="P95" text:outline-level="2">New in 2.0.1</text:h>
            </text:list-item>
          </text:list>
        </text:list-item>
      </text:list>
      <text:list text:style-name="L72">
        <text:list-item>
          <text:p text:style-name="P105"><text:span text:style-name="Código">SequenceCalculator</text:span> for database <text:span text:style-name="T1">sequence</text:span> automatic id generation: Section 3.8.5</text:p>
        </text:list-item>
        <text:list-item>
          <text:p text:style-name="P105">Arbitrary actions are allowed in <text:span text:style-name="Código">&lt;reference-view/&gt;</text:span>: Section 4.3</text:p>
        </text:list-item>
        <text:list-item>
          <text:p text:style-name="P105">Keystrokes support for the actions: Section 7.2</text:p>
        </text:list-item>
        <text:list-item>
          <text:p text:style-name="P105"><text:span text:style-name="Código">&lt;xava:editor/&gt;</text:span> supports qualified properties: Section 10.3</text:p>
        </text:list-item>
      </text:list>
      <text:list text:style-name="L62" text:continue-numbering="true">
        <text:list-item>
          <text:list text:continue-numbering="true">
            <text:list-item>
              <text:h text:style-name="P95" text:outline-level="2">New in 2.0</text:h>
            </text:list-item>
          </text:list>
        </text:list-item>
      </text:list>
      <text:list text:style-name="L73">
        <text:list-item>
          <text:p text:style-name="P106">Model layer now is generated in POJO (Plain Old Java Object) format.</text:p>
        </text:list-item>
        <text:list-item>
          <text:p text:style-name="P106">Persistence is managed by Hibernate, this allows you deploy OpenXava applications in a simple Tomcat (or whatever servlet container you wish).</text:p>
        </text:list-item>
        <text:list-item>
          <text:p text:style-name="P106">IMAGE_GALLERY stereotype: Section 3.8.2</text:p>
        </text:list-item>
        <text:list-item>
          <text:p text:style-name="P106"><text:span text:style-name="Código">IModelCalculator</text:span> added, as better alternative for <text:span text:style-name="Código">IEntityCalculator</text:span>: Section, 3.8.4</text:p>
        </text:list-item>
        <text:list-item>
          <text:p text:style-name="P106">Nested sections are allowed in views: Section 4.1</text:p>
        </text:list-item>
        <text:list-item>
          <text:p text:style-name="P106">It's possible to access environment variables inside a filter: Section 5.2</text:p>
        </text:list-item>
        <text:list-item>
          <text:p text:style-name="P106"><text:span text:style-name="Código">cmp-type</text:span> allowed for reference mapping: Section 6.3</text:p>
        </text:list-item>
        <text:list-item>
          <text:p text:style-name="P106">It's possible to hide and to show actions in the User Interface: Section 7.12</text:p>
        </text:list-item>
        <text:list-item>
          <text:p text:style-name="P106">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7"/>
      <text:outline-level-style text:level="2" text:style-name="Numbering_20_Symbols" style:num-suffix=" " style:num-format="1" text:start-value="8"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 – Reference Guide</text:span><text:tab/><text:tab/><text:span text:style-name="T2">Page </text:span><text:span text:style-name="T2"><text:page-number text:select-page="current">76</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7-07-19T18:51:02</dc:date>
    <meta:print-date>2005-05-27T19:34:41</meta:print-date>
    <dc:language>en-US</dc:language>
    <meta:editing-cycles>2404</meta:editing-cycles>
    <meta:editing-duration>P15DT15H36M42S</meta:editing-duration>
    <meta:user-defined meta:name="Info 1"/>
    <meta:user-defined meta:name="Info 2"/>
    <meta:user-defined meta:name="Info 3"/>
    <meta:user-defined meta:name="Info 4"/>
    <meta:document-statistic meta:table-count="0" meta:image-count="38" meta:object-count="0" meta:page-count="161" meta:paragraph-count="4249" meta:word-count="35726" meta:character-count="246045"/>
  </office:meta>
</office:document-meta>
</file>